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a4" style:family="table">
      <style:table-properties style:width="26.989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5.987cm"/>
    </style:style>
    <style:style style:name="Tabla4.B" style:family="table-column">
      <style:table-column-properties style:column-width="7.001cm"/>
    </style:style>
    <style:style style:name="Tabla4.D" style:family="table-column">
      <style:table-column-properties style:column-width="3cm"/>
    </style:style>
    <style:style style:name="Tabla4.E" style:family="table-column">
      <style:table-column-properties style:column-width="1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background-color="#999999" fo:padding="0.097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la4.H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bla4.A2" style:family="table-cell">
      <style:table-cell-properties style:vertical-align="top" fo:background-color="#999999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H2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A3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H3" style:family="table-cell">
      <style:table-cell-properties style:vertical-align="top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A4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H4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4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1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1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22" style:family="table-row">
      <style:table-row-properties fo:background-color="transparent" fo:keep-together="auto">
        <style:background-image/>
      </style:table-row-properties>
    </style:style>
    <style:style style:name="Tabla4.A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2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2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D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35" style:family="table-row">
      <style:table-row-properties style:min-row-height="1.438cm" fo:keep-together="auto"/>
    </style:style>
    <style:style style:name="Tabla4.A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3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3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D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4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4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1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1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C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4.A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B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C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D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E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F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G5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4.H5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P4" style:family="paragraph" style:parent-style-name="Header">
      <style:text-properties fo:font-size="8pt" officeooo:rsid="0048d237" officeooo:paragraph-rsid="005bc7a2" style:font-size-asian="8pt" style:font-size-complex="8pt"/>
    </style:style>
    <style:style style:name="P5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5bc7a2" officeooo:paragraph-rsid="005bc7a2" style:font-size-asian="8pt" style:font-size-complex="8pt"/>
    </style:style>
    <style:style style:name="P6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5bc7a2" style:font-size-asian="8pt" style:font-size-complex="8pt"/>
    </style:style>
    <style:style style:name="P7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5bc7a2" style:font-size-asian="10pt" style:font-size-complex="10pt"/>
    </style:style>
    <style:style style:name="P8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5bc7a2"/>
    </style:style>
    <style:style style:name="P9" style:family="paragraph" style:parent-style-name="Standard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officeooo:paragraph-rsid="007444fc"/>
    </style:style>
    <style:style style:name="P10" style:family="paragraph" style:parent-style-name="Standard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fo:language="ca" fo:country="ES" officeooo:rsid="0048d237" officeooo:paragraph-rsid="007444fc" style:font-size-asian="8pt" style:font-size-complex="8pt"/>
    </style:style>
    <style:style style:name="P11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7444fc" style:font-size-asian="9pt" style:font-name-complex="Calibri"/>
    </style:style>
    <style:style style:name="P12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" fo:font-size="9pt" fo:language="ca" fo:country="ES" officeooo:paragraph-rsid="007444fc" style:font-size-asian="9pt" style:font-name-complex="Calibri" style:font-size-complex="9pt"/>
    </style:style>
    <style:style style:name="P13" style:family="paragraph" style:parent-style-name="Text_20_body">
      <style:paragraph-properties fo:margin-top="0cm" fo:margin-bottom="0cm" style:contextual-spacing="false" fo:line-height="100%" fo:text-align="justify" style:justify-single-word="false" style:snap-to-layout-grid="false"/>
      <style:text-properties style:font-name="Calibri" fo:font-size="9pt" fo:language="ca" fo:country="ES" officeooo:paragraph-rsid="007444fc" style:font-size-asian="9pt" style:font-name-complex="Calibri" style:font-size-complex="9pt"/>
    </style:style>
    <style:style style:name="P14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style:font-name="Calibri" fo:font-size="9pt" fo:language="ca" fo:country="ES" officeooo:paragraph-rsid="007444fc" style:font-size-asian="9pt" style:font-name-complex="Calibri"/>
    </style:style>
    <style:style style:name="P15" style:family="paragraph" style:parent-style-name="Text_20_body">
      <style:paragraph-properties fo:margin-top="0cm" fo:margin-bottom="0cm" style:contextual-spacing="false" style:line-height-at-least="0.353cm" style:snap-to-layout-grid="false"/>
      <style:text-properties style:font-name="Calibri" fo:font-size="9pt" fo:language="ca" fo:country="ES" officeooo:paragraph-rsid="007444fc" style:font-size-asian="9pt" style:font-name-complex="Calibri"/>
    </style:style>
    <style:style style:name="P16" style:family="paragraph" style:parent-style-name="Text_20_body">
      <style:paragraph-properties fo:margin-top="0cm" fo:margin-bottom="0cm" style:contextual-spacing="false" style:line-height-at-least="0.353cm" style:snap-to-layout-grid="false"/>
      <style:text-properties style:font-name="Calibri" fo:font-size="9pt" fo:language="ca" fo:country="ES" fo:font-weight="normal" officeooo:paragraph-rsid="007444fc" style:font-size-asian="9pt" style:font-weight-asian="normal" style:font-name-complex="Calibri" style:font-size-complex="9pt" style:font-weight-complex="normal"/>
    </style:style>
    <style:style style:name="P17" style:family="paragraph" style:parent-style-name="Text_20_body">
      <style:paragraph-properties fo:margin-top="0cm" fo:margin-bottom="0cm" style:contextual-spacing="false" style:line-height-at-least="0.353cm" style:snap-to-layout-grid="false"/>
      <style:text-properties officeooo:paragraph-rsid="007444fc"/>
    </style:style>
    <style:style style:name="P18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officeooo:paragraph-rsid="007444fc"/>
    </style:style>
    <style:style style:name="P19" style:family="paragraph" style:parent-style-name="Text_20_body">
      <style:paragraph-properties fo:margin-top="0cm" fo:margin-bottom="0cm" style:contextual-spacing="false" style:line-height-at-least="0.353cm" fo:text-align="center" style:justify-single-word="false" style:snap-to-layout-grid="false"/>
      <style:text-properties fo:color="#ffffff" style:font-name="Calibri" fo:font-size="11pt" fo:language="ca" fo:country="ES" fo:font-weight="bold" officeooo:rsid="00e0deef" officeooo:paragraph-rsid="007444fc" style:letter-kerning="true" style:font-name-asian="SimSun1" style:font-size-asian="11pt" style:language-asian="zh" style:country-asian="CN" style:font-name-complex="Calibri" style:font-size-complex="11pt" style:language-complex="hi" style:country-complex="IN"/>
    </style:style>
    <style:style style:name="P20" style:family="paragraph" style:parent-style-name="_31__20_cabecera">
      <style:text-properties officeooo:paragraph-rsid="007444fc"/>
    </style:style>
    <style:style style:name="P21" style:family="paragraph" style:parent-style-name="Table_20_Contents">
      <style:paragraph-properties style:snap-to-layout-grid="false"/>
      <style:text-properties style:font-name="Calibri" fo:font-size="9pt" fo:language="ca" fo:country="ES" officeooo:paragraph-rsid="007444fc" style:font-size-asian="9pt" style:font-name-complex="Calibri" style:font-size-complex="9pt"/>
    </style:style>
    <style:style style:name="P22" style:family="paragraph" style:parent-style-name="Table_20_Contents">
      <style:paragraph-properties fo:text-align="justify" style:justify-single-word="false" style:snap-to-layout-grid="false"/>
      <style:text-properties style:font-name="Calibri" fo:font-size="9pt" fo:language="ca" fo:country="ES" officeooo:paragraph-rsid="007444fc" style:font-size-asian="9pt" style:font-name-complex="Calibri"/>
    </style:style>
    <style:style style:name="P23" style:family="paragraph" style:parent-style-name="_33__20_gris">
      <style:text-properties officeooo:rsid="00e0deef" officeooo:paragraph-rsid="007444fc"/>
    </style:style>
    <style:style style:name="P24" style:family="paragraph" style:parent-style-name="_33__20_gris">
      <style:text-properties officeooo:paragraph-rsid="007444fc"/>
    </style:style>
    <style:style style:name="P25" style:family="paragraph" style:parent-style-name="_33__20_gris">
      <style:text-properties fo:font-size="9pt" officeooo:rsid="00e0deef" officeooo:paragraph-rsid="007444fc" style:font-size-asian="9pt" style:font-size-complex="9pt"/>
    </style:style>
    <style:style style:name="P26" style:family="paragraph" style:parent-style-name="_33__20_gris">
      <style:text-properties fo:color="#ffffff" officeooo:rsid="00e0deef" officeooo:paragraph-rsid="007444fc"/>
    </style:style>
    <style:style style:name="P27" style:family="paragraph" style:parent-style-name="_33__20_gris">
      <style:text-properties style:use-window-font-color="true" style:font-name="Calibri" fo:language="ca" fo:country="ES" fo:font-weight="bold" officeooo:rsid="00e0deef" officeooo:paragraph-rsid="007444fc" style:letter-kerning="true" style:font-name-asian="SimSun1" style:language-asian="zh" style:country-asian="CN" style:font-name-complex="Calibri" style:language-complex="hi" style:country-complex="IN"/>
    </style:style>
    <style:style style:name="P28" style:family="paragraph" style:parent-style-name="_33__20_gris">
      <style:text-properties style:use-window-font-color="true" style:font-name="Calibri" fo:language="ca" fo:country="ES" fo:font-weight="bold" officeooo:paragraph-rsid="007444fc" style:letter-kerning="true" style:font-name-asian="SimSun1" style:language-asian="zh" style:country-asian="CN" style:font-name-complex="Calibri" style:language-complex="hi" style:country-complex="IN"/>
    </style:style>
    <style:style style:name="P29" style:family="paragraph" style:parent-style-name="_33__20_gris">
      <style:text-properties style:use-window-font-color="true" style:font-name="Calibri" fo:font-size="11pt" fo:language="ca" fo:country="ES" fo:font-weight="bold" officeooo:rsid="00e0deef" officeooo:paragraph-rsid="007444fc" style:letter-kerning="true" style:font-name-asian="SimSun1" style:font-size-asian="11pt" style:language-asian="zh" style:country-asian="CN" style:font-name-complex="Calibri" style:font-size-complex="11pt" style:language-complex="hi" style:country-complex="IN"/>
    </style:style>
    <style:style style:name="P30" style:family="paragraph" style:parent-style-name="_33__20_gris">
      <style:text-properties style:use-window-font-color="true" style:font-name="Calibri" fo:font-size="11pt" fo:language="ca" fo:country="ES" fo:font-weight="bold" officeooo:paragraph-rsid="007444fc" style:letter-kerning="true" style:font-name-asian="SimSun1" style:font-size-asian="11pt" style:language-asian="zh" style:country-asian="CN" style:font-name-complex="Calibri" style:font-size-complex="11pt" style:language-complex="hi" style:country-complex="IN"/>
    </style:style>
    <style:style style:name="P31" style:family="paragraph" style:parent-style-name="_33__20_gris">
      <style:text-properties style:use-window-font-color="true" style:font-name="Calibri" fo:font-size="9pt" fo:language="ca" fo:country="ES" fo:font-weight="bold" officeooo:rsid="00e0deef" officeooo:paragraph-rsid="007444fc" style:letter-kerning="true" style:font-name-asian="SimSun1" style:font-size-asian="9pt" style:language-asian="zh" style:country-asian="CN" style:font-name-complex="Calibri" style:font-size-complex="9pt" style:language-complex="hi" style:country-complex="IN"/>
    </style:style>
    <style:style style:name="P32" style:family="paragraph" style:parent-style-name="Standard">
      <style:paragraph-properties fo:margin-top="0cm" fo:margin-bottom="0.212cm" style:contextual-spacing="false" style:line-height-at-least="0.353cm" fo:text-align="justify" style:justify-single-word="false" style:snap-to-layout-grid="false"/>
      <style:text-properties style:font-name="Calibri" fo:font-size="9pt" fo:language="ca" fo:country="ES" officeooo:paragraph-rsid="007444fc" style:font-size-asian="9pt" style:font-name-complex="Calibri"/>
    </style:style>
    <style:style style:name="P33" style:family="paragraph" style:parent-style-name="Standard">
      <style:paragraph-properties fo:margin-top="0cm" fo:margin-bottom="0.212cm" style:contextual-spacing="false" style:line-height-at-least="0.353cm" style:snap-to-layout-grid="false"/>
      <style:text-properties officeooo:paragraph-rsid="007444fc"/>
    </style:style>
    <style:style style:name="P34" style:family="paragraph" style:parent-style-name="Standard">
      <style:paragraph-properties fo:margin-top="0cm" fo:margin-bottom="0.212cm" style:contextual-spacing="false" style:line-height-at-least="0.353cm" fo:text-align="center" style:justify-single-word="false" style:snap-to-layout-grid="false"/>
      <style:text-properties fo:color="#ffffff" style:font-name="Calibri" fo:font-size="11pt" fo:language="ca" fo:country="ES" fo:font-weight="bold" officeooo:rsid="00e0deef" officeooo:paragraph-rsid="007444fc" style:letter-kerning="true" style:font-name-asian="SimSun1" style:font-size-asian="11pt" style:language-asian="zh" style:country-asian="CN" style:font-name-complex="Calibri" style:font-size-complex="11pt" style:language-complex="hi" style:country-complex="IN"/>
    </style:style>
    <style:style style:name="P35" style:family="paragraph" style:parent-style-name="Standard">
      <style:paragraph-properties fo:margin-left="0.161cm" fo:margin-right="0cm" fo:margin-top="0cm" fo:margin-bottom="0.212cm" style:contextual-spacing="false" style:line-height-at-least="0.353cm" fo:text-align="justify" style:justify-single-word="false" fo:text-indent="0cm" style:auto-text-indent="false" style:snap-to-layout-grid="false"/>
      <style:text-properties style:font-name="Calibri" fo:font-size="9pt" fo:language="ca" fo:country="ES" officeooo:paragraph-rsid="007444fc" style:font-size-asian="9pt" style:font-name-complex="Calibri" style:font-size-complex="9pt"/>
    </style:style>
    <style:style style:name="P36" style:family="paragraph" style:parent-style-name="Standard">
      <style:paragraph-properties fo:margin-left="0.161cm" fo:margin-right="0cm" fo:margin-top="0cm" fo:margin-bottom="0.212cm" style:contextual-spacing="false" style:line-height-at-least="0.353cm" fo:text-indent="0cm" style:auto-text-indent="false" style:snap-to-layout-grid="false"/>
      <style:text-properties style:font-name="Calibri" fo:font-size="9pt" fo:language="ca" fo:country="ES" officeooo:paragraph-rsid="007444fc" style:font-size-asian="9pt" style:font-name-complex="Calibri" style:font-size-complex="9pt"/>
    </style:style>
    <style:style style:name="P37" style:family="paragraph" style:parent-style-name="Standard">
      <style:paragraph-properties fo:margin-left="0.161cm" fo:margin-right="0cm" fo:margin-top="0cm" fo:margin-bottom="0.212cm" style:contextual-spacing="false" style:line-height-at-least="0.353cm" fo:text-indent="0cm" style:auto-text-indent="false" style:snap-to-layout-grid="false"/>
      <style:text-properties officeooo:paragraph-rsid="007444fc"/>
    </style:style>
    <style:style style:name="P38" style:family="paragraph" style:parent-style-name="Text_20_body">
      <style:paragraph-properties fo:margin-left="0.161cm" fo:margin-right="0cm" fo:margin-top="0cm" fo:margin-bottom="0cm" style:contextual-spacing="false" style:line-height-at-least="0.353cm" fo:text-align="justify" style:justify-single-word="false" fo:text-indent="0cm" style:auto-text-indent="false" style:snap-to-layout-grid="false"/>
      <style:text-properties style:font-name="Calibri" fo:font-size="9pt" fo:language="ca" fo:country="ES" officeooo:paragraph-rsid="007444fc" style:font-size-asian="9pt" style:font-name-complex="Calibri" style:font-size-complex="9pt"/>
    </style:style>
    <style:style style:name="P39" style:family="paragraph" style:parent-style-name="Text_20_body">
      <style:paragraph-properties fo:margin-left="0.161cm" fo:margin-right="0cm" fo:margin-top="0cm" fo:margin-bottom="0cm" style:contextual-spacing="false" style:line-height-at-least="0.353cm" fo:text-indent="0cm" style:auto-text-indent="false" style:snap-to-layout-grid="false"/>
      <style:text-properties style:font-name="Calibri" fo:font-size="9pt" fo:language="ca" fo:country="ES" officeooo:paragraph-rsid="007444fc" style:font-size-asian="9pt" style:font-name-complex="Calibri" style:font-size-complex="9pt"/>
    </style:style>
    <style:style style:name="P40" style:family="paragraph" style:parent-style-name="Text_20_body">
      <style:paragraph-properties fo:margin-left="0.161cm" fo:margin-right="0cm" fo:margin-top="0cm" fo:margin-bottom="0cm" style:contextual-spacing="false" style:line-height-at-least="0.353cm" fo:text-indent="0cm" style:auto-text-indent="false" style:snap-to-layout-grid="false"/>
      <style:text-properties fo:color="#000000" style:font-name="Calibri" fo:font-size="9pt" fo:language="ca" fo:country="ES" fo:font-weight="normal" officeooo:paragraph-rsid="007444fc" style:font-size-asian="9pt" style:font-weight-asian="normal" style:font-name-complex="Calibri" style:font-size-complex="9pt" style:font-weight-complex="normal"/>
    </style:style>
    <style:style style:name="P41" style:family="paragraph" style:parent-style-name="Standard">
      <style:paragraph-properties fo:margin-left="0cm" fo:margin-right="0cm" fo:margin-top="0cm" fo:margin-bottom="0.212cm" style:contextual-spacing="false" style:line-height-at-least="0.353cm" fo:text-indent="0cm" style:auto-text-indent="false" style:snap-to-layout-grid="false"/>
      <style:text-properties style:font-name="Calibri" fo:font-size="9pt" fo:language="ca" fo:country="ES" fo:font-weight="normal" officeooo:paragraph-rsid="007444fc" style:font-size-asian="9pt" style:font-weight-asian="normal" style:font-name-complex="Calibri" style:font-size-complex="9pt" style:font-weight-complex="normal"/>
    </style:style>
    <style:style style:name="P42" style:family="paragraph" style:parent-style-name="Text_20_body">
      <style:paragraph-properties fo:margin-left="0cm" fo:margin-right="0cm" fo:margin-top="0cm" fo:margin-bottom="0cm" style:contextual-spacing="false" style:line-height-at-least="0.353cm" fo:text-indent="0cm" style:auto-text-indent="false" style:snap-to-layout-grid="false"/>
      <style:text-properties fo:color="#000000" style:font-name="Calibri" fo:font-size="9pt" fo:language="ca" fo:country="ES" fo:font-weight="normal" officeooo:paragraph-rsid="007444fc" style:font-size-asian="9pt" style:font-weight-asian="normal" style:font-name-complex="Calibri" style:font-size-complex="9pt" style:font-weight-complex="normal"/>
    </style:style>
    <style:style style:name="P43" style:family="paragraph" style:parent-style-name="Text_20_body">
      <style:paragraph-properties style:snap-to-layout-grid="false"/>
      <style:text-properties style:font-name="Calibri" fo:font-size="9pt" fo:language="ca" fo:country="ES" officeooo:paragraph-rsid="007444fc" style:font-size-asian="9pt" style:font-name-complex="Calibri" style:font-size-complex="9pt"/>
    </style:style>
    <style:style style:name="P44" style:family="paragraph" style:parent-style-name="Text_20_body">
      <style:paragraph-properties fo:margin-left="0.153cm" fo:margin-right="0cm" fo:margin-top="0cm" fo:margin-bottom="0cm" style:contextual-spacing="false" style:line-height-at-least="0.353cm" fo:text-align="justify" style:justify-single-word="false" fo:text-indent="0cm" style:auto-text-indent="false" style:snap-to-layout-grid="false"/>
      <style:text-properties style:font-name="Calibri" fo:font-size="9pt" fo:language="ca" fo:country="ES" officeooo:paragraph-rsid="007444fc" style:font-size-asian="9pt" style:font-name-complex="Calibri" style:font-size-complex="9pt"/>
    </style:style>
    <style:style style:name="P45" style:family="paragraph" style:parent-style-name="Table_20_Contents">
      <style:paragraph-properties fo:margin-left="0.153cm" fo:margin-right="0cm" fo:text-indent="0cm" style:auto-text-indent="false" style:snap-to-layout-grid="false"/>
      <style:text-properties style:font-name="Calibri" fo:font-size="9pt" fo:language="ca" fo:country="ES" officeooo:paragraph-rsid="007444fc" style:font-size-asian="9pt" style:font-name-complex="Calibri" style:font-size-complex="9pt"/>
    </style:style>
    <style:style style:name="P46" style:family="paragraph" style:parent-style-name="_34__20_competencias">
      <style:text-properties officeooo:paragraph-rsid="007444fc"/>
    </style:style>
    <style:style style:name="P47" style:family="paragraph" style:parent-style-name="Header" style:master-page-name="_31_">
      <style:paragraph-properties fo:text-align="start" style:justify-single-word="false" style:page-number="auto" fo:break-before="auto" fo:break-after="auto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style:use-window-font-color="true" style:font-name="Times New Roman" fo:font-size="8pt" fo:language="es" fo:country="ES" officeooo:rsid="0048d237" officeooo:paragraph-rsid="005bc7a2" style:letter-kerning="true" style:font-name-asian="SimSun1" style:font-size-asian="8pt" style:language-asian="zh" style:country-asian="CN" style:font-name-complex="Microsoft YaHei" style:font-size-complex="8pt" style:language-complex="hi" style:country-complex="IN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text-position="super 58%"/>
    </style:style>
    <style:style style:name="T4" style:family="text">
      <style:text-properties style:font-name="Calibri" fo:font-size="9pt" fo:language="ca" fo:country="ES" style:font-size-asian="9pt" style:font-name-complex="Calibri"/>
    </style:style>
    <style:style style:name="T5" style:family="text">
      <style:text-properties style:font-name="Calibri" fo:font-size="9pt" fo:language="ca" fo:country="ES" officeooo:rsid="0063eb35" style:font-size-asian="9pt" style:font-name-complex="Calibri"/>
    </style:style>
    <style:style style:name="T6" style:family="text">
      <style:text-properties style:font-name="Calibri" fo:font-size="9pt" fo:language="ca" fo:country="ES" officeooo:rsid="00ce92a7" style:font-size-asian="9pt" style:font-name-complex="Calibri"/>
    </style:style>
    <style:style style:name="T7" style:family="text">
      <style:text-properties style:font-name="Calibri" fo:font-size="9pt" fo:language="ca" fo:country="ES" officeooo:rsid="009e4c2f" style:font-size-asian="9pt" style:font-name-complex="Calibri"/>
    </style:style>
    <style:style style:name="T8" style:family="text">
      <style:text-properties style:font-name="Calibri" fo:font-size="9pt" fo:language="ca" fo:country="ES" fo:font-weight="bold" style:font-size-asian="9pt" style:font-weight-asian="bold" style:font-name-complex="Calibri"/>
    </style:style>
    <style:style style:name="T9" style:family="text">
      <style:text-properties style:font-name="Calibri" fo:font-size="9pt" fo:language="ca" fo:country="ES" fo:font-weight="bold" officeooo:rsid="005ec98a" style:font-size-asian="9pt" style:font-weight-asian="bold" style:font-name-complex="Calibri"/>
    </style:style>
    <style:style style:name="T10" style:family="text">
      <style:text-properties style:font-name="Calibri" fo:font-size="9pt" fo:language="ca" fo:country="ES" fo:font-weight="bold" style:font-size-asian="9pt" style:font-weight-asian="bold" style:font-name-complex="Calibri" style:font-size-complex="9pt" style:font-weight-complex="bold"/>
    </style:style>
    <style:style style:name="T11" style:family="text">
      <style:text-properties style:font-name="Calibri" fo:font-size="9pt" fo:language="ca" fo:country="ES" fo:font-weight="bold" style:font-size-asian="9pt" style:font-weight-asian="bold" style:font-name-complex="Calibri" style:font-size-complex="9pt" style:font-weight-complex="normal"/>
    </style:style>
    <style:style style:name="T12" style:family="text">
      <style:text-properties style:font-name="Calibri" fo:font-size="9pt" fo:language="ca" fo:country="ES" fo:font-weight="bold" style:font-name-asian="Lucida Sans Unicode" style:font-size-asian="9pt" style:font-weight-asian="bold" style:font-name-complex="Calibri"/>
    </style:style>
    <style:style style:name="T13" style:family="text">
      <style:text-properties style:font-name="Calibri" fo:font-size="9pt" fo:language="ca" fo:country="ES" fo:font-weight="normal" officeooo:rsid="005ec98a" style:font-size-asian="9pt" style:font-weight-asian="normal" style:font-name-complex="Calibri" style:font-weight-complex="normal"/>
    </style:style>
    <style:style style:name="T14" style:family="text">
      <style:text-properties style:font-name="Calibri" fo:font-size="9pt" fo:language="ca" fo:country="ES" fo:font-weight="normal" style:font-size-asian="9pt" style:font-weight-asian="normal" style:font-name-complex="Calibri" style:font-size-complex="9pt" style:font-weight-complex="normal"/>
    </style:style>
    <style:style style:name="T15" style:family="text">
      <style:text-properties style:font-name="Calibri" fo:font-size="9pt" fo:language="ca" fo:country="ES" fo:font-style="italic" fo:font-weight="bold" style:font-size-asian="9pt" style:font-style-asian="italic" style:font-weight-asian="bold" style:font-name-complex="Calibri"/>
    </style:style>
    <style:style style:name="T16" style:family="text">
      <style:text-properties style:font-name="Calibri" fo:font-size="9pt" fo:language="ca" fo:country="ES" style:font-name-asian="Lucida Sans Unicode" style:font-size-asian="9pt" style:font-name-complex="Calibri"/>
    </style:style>
    <style:style style:name="T17" style:family="text">
      <style:text-properties style:font-name="Calibri" fo:font-size="9pt" fo:language="ca" fo:country="ES" officeooo:rsid="00ad175e" style:font-name-asian="Lucida Sans Unicode" style:font-size-asian="9pt" style:font-name-complex="Calibri"/>
    </style:style>
    <style:style style:name="T18" style:family="text">
      <style:text-properties style:font-name="Calibri" fo:font-size="8pt" fo:language="ca" fo:country="ES" style:font-name-asian="Calibri" style:font-size-asian="8pt" style:font-name-complex="Calibri"/>
    </style:style>
    <style:style style:name="T19" style:family="text">
      <style:text-properties style:font-name="Calibri" fo:font-size="8pt" fo:language="ca" fo:country="ES" style:font-size-asian="8pt" style:font-name-complex="Calibri"/>
    </style:style>
    <style:style style:name="T20" style:family="text">
      <style:text-properties fo:color="#000000"/>
    </style:style>
    <style:style style:name="T21" style:family="text">
      <style:text-properties fo:color="#000000" style:font-name="Calibri" fo:font-size="9pt" fo:language="ca" fo:country="ES" style:font-size-asian="9pt" style:font-name-complex="Calibri"/>
    </style:style>
    <style:style style:name="T22" style:family="text">
      <style:text-properties fo:color="#000000" style:font-name="Calibri" fo:font-size="9pt" fo:language="ca" fo:country="ES" fo:font-weight="bold" style:font-size-asian="9pt" style:font-weight-asian="bold" style:font-name-complex="Calibri"/>
    </style:style>
    <style:style style:name="T23" style:family="text">
      <style:text-properties fo:color="#000000" style:font-name="Calibri" fo:font-size="9pt" fo:language="ca" fo:country="ES" fo:font-weight="bold" style:font-size-asian="9pt" style:font-weight-asian="bold" style:font-name-complex="Calibri" style:font-size-complex="9pt" style:font-weight-complex="normal"/>
    </style:style>
    <style:style style:name="T24" style:family="text">
      <style:text-properties fo:color="#000000" style:font-name="Calibri" fo:font-size="9pt" fo:language="ca" fo:country="ES" fo:font-weight="bold" style:font-name-asian="Arial" style:font-size-asian="9pt" style:font-weight-asian="bold" style:font-name-complex="Calibri"/>
    </style:style>
    <style:style style:name="T25" style:family="text">
      <style:text-properties fo:color="#000000" style:font-name="Calibri" fo:font-size="9pt" fo:language="ca" fo:country="ES" fo:font-weight="bold" officeooo:rsid="0068e82c" style:font-name-asian="Arial" style:font-size-asian="9pt" style:font-weight-asian="bold" style:font-name-complex="Calibri"/>
    </style:style>
    <style:style style:name="T26" style:family="text">
      <style:text-properties fo:color="#000000" style:font-name="Calibri" fo:font-size="9pt" fo:language="ca" fo:country="ES" style:font-name-asian="Arial" style:font-size-asian="9pt" style:font-name-complex="Calibri"/>
    </style:style>
    <style:style style:name="T27" style:family="text">
      <style:text-properties fo:color="#000000" style:font-name="Calibri" fo:font-size="9pt" fo:language="ca" fo:country="ES" officeooo:rsid="0068e82c" style:font-name-asian="Arial" style:font-size-asian="9pt" style:font-name-complex="Calibri"/>
    </style:style>
    <style:style style:name="T28" style:family="text">
      <style:text-properties fo:color="#000000" style:font-name="Calibri" fo:font-size="9pt" fo:language="ca" fo:country="ES" fo:font-weight="normal" style:font-size-asian="9pt" style:font-weight-asian="normal" style:font-name-complex="Calibri" style:font-size-complex="9pt" style:font-weight-complex="normal"/>
    </style:style>
    <style:style style:name="T29" style:family="text">
      <style:text-properties fo:color="#000000" style:font-name="Calibri" fo:font-size="9pt" fo:language="ca" fo:country="ES" fo:font-weight="normal" officeooo:rsid="010806b0" style:font-size-asian="9pt" style:font-weight-asian="normal" style:font-name-complex="Calibri" style:font-size-complex="9pt" style:font-weight-complex="normal"/>
    </style:style>
    <style:style style:name="T30" style:family="text">
      <style:text-properties fo:color="#0000ff"/>
    </style:style>
    <style:style style:name="T31" style:family="text">
      <style:text-properties fo:color="#0000ff" style:font-name="Calibri" fo:font-size="9pt" fo:language="ca" fo:country="ES" fo:font-weight="bold" style:font-size-asian="9pt" style:font-weight-asian="bold" style:font-name-complex="Calibri"/>
    </style:style>
    <style:style style:name="T32" style:family="text">
      <style:text-properties fo:color="#0000ff" style:font-name="Calibri" fo:font-size="9pt" fo:language="ca" fo:country="ES" style:font-size-asian="9pt" style:font-name-complex="Calibri"/>
    </style:style>
    <style:style style:name="T33" style:family="text">
      <style:text-properties officeooo:rsid="006417c0"/>
    </style:style>
    <style:style style:name="T34" style:family="text">
      <style:text-properties fo:font-weight="bold" style:font-weight-asian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officeooo:rsid="00a84ea4"/>
    </style:style>
    <style:style style:name="T37" style:family="text">
      <style:text-properties officeooo:rsid="00d05db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officeooo:rsid="00ce92a7"/>
    </style:style>
    <style:style style:name="T40" style:family="text">
      <style:text-properties officeooo:rsid="00f0ea6f"/>
    </style:style>
    <style:style style:name="T41" style:family="text">
      <style:text-properties officeooo:rsid="01423c48"/>
    </style:style>
    <style:style style:name="T42" style:family="text">
      <style:text-properties officeooo:rsid="01695932"/>
    </style:style>
    <style:style style:name="T43" style:family="text">
      <style:text-properties officeooo:rsid="01928d35"/>
    </style:style>
    <style:style style:name="T44" style:family="text">
      <style:text-properties officeooo:rsid="007444fc"/>
    </style:style>
    <style:style style:name="Sect1" style:family="section">
      <style:section-properties text:dont-balance-text-columns="false" style:editable="false">
        <style:columns fo:column-count="2" fo:column-gap="0.998cm">
          <style:column-sep style:width="0.009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1">
        <text:p text:style-name="P47"/>
        <text:p text:style-name="P4">1. Competència en comunicació lingüística CCLI</text:p>
        <text:p text:style-name="P4">2. Competència matemàtica i competència bàsica en ciència i tecnologia CMCT</text:p>
        <text:p text:style-name="P4">3. Competència digital CD</text:p>
        <text:p text:style-name="P4">4. Competència per aprendre a aprendre CAA</text:p>
        <text:p text:style-name="P4">5. Consciència i expressions culturals CEC</text:p>
        <text:p text:style-name="P4">6. Sentit d'iniciativa i espírit emprenedor SIEE</text:p>
        <text:p text:style-name="P6">7. Competències socials i cíviques CSC</text:p>
        <text:p text:style-name="P6"/>
        <text:p text:style-name="P5">A: Aconseguit <text:s text:c="2"/>EP: En procés <text:s text:c="2"/>I: Iniciat</text:p>
      </text:section>
      <text:p text:style-name="P7"/>
      <text:p text:style-name="P8"/>
      <text:p text:style-name="P9"/>
      <table:table table:name="Tabla4" table:style-name="Tabla4">
        <table:table-column table:style-name="Tabla4.A"/>
        <table:table-column table:style-name="Tabla4.B" table:number-columns-repeated="2"/>
        <table:table-column table:style-name="Tabla4.D"/>
        <table:table-column table:style-name="Tabla4.E" table:number-columns-repeated="4"/>
        <table:table-row table:style-name="Tabla4.1">
          <table:table-cell table:style-name="Tabla4.A1" table:number-columns-spanned="4" office:value-type="string">
            <text:p text:style-name="P20">ÀREA: CIÈNCIES SOCIALS <text:s text:c="19"/>NIVELL: 4t EDUCACIÓ PRIMÀRIA</text:p>
          </table:table-cell>
          <table:covered-table-cell/>
          <table:covered-table-cell/>
          <table:covered-table-cell/>
          <table:table-cell table:style-name="Tabla4.A1" office:value-type="string">
            <text:p text:style-name="P20"/>
          </table:table-cell>
          <table:table-cell table:style-name="Tabla4.A1" office:value-type="string">
            <text:p text:style-name="P20"/>
          </table:table-cell>
          <table:table-cell table:style-name="Tabla4.A1" office:value-type="string">
            <text:p text:style-name="P20"/>
          </table:table-cell>
          <table:table-cell table:style-name="Tabla4.H1" office:value-type="string">
            <text:p text:style-name="P20"/>
          </table:table-cell>
        </table:table-row>
        <table:table-row table:style-name="Tabla4.1">
          <table:table-cell table:style-name="Tabla4.A2" table:number-columns-spanned="4" office:value-type="string">
            <text:p text:style-name="P26">BLOC 1. CONTINGUTS COMUNS</text:p>
          </table:table-cell>
          <table:covered-table-cell/>
          <table:covered-table-cell/>
          <table:covered-table-cell/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A2" office:value-type="string">
            <text:p text:style-name="P23"/>
          </table:table-cell>
          <table:table-cell table:style-name="Tabla4.H2" office:value-type="string">
            <text:p text:style-name="P23"/>
          </table:table-cell>
        </table:table-row>
        <table:table-row table:style-name="Tabla4.1">
          <table:table-cell table:style-name="Tabla4.A3" office:value-type="string">
            <text:p text:style-name="P23">CONTINGUTS</text:p>
          </table:table-cell>
          <table:table-cell table:style-name="Tabla4.A3" office:value-type="string">
            <text:p text:style-name="P24">CRITERIS D’AVALUACIÓ</text:p>
          </table:table-cell>
          <table:table-cell table:style-name="Tabla4.A3" office:value-type="string">
            <text:p text:style-name="P24">INDICADORS D’ÈXIT</text:p>
          </table:table-cell>
          <table:table-cell table:style-name="Tabla4.A3" office:value-type="string">
            <text:p text:style-name="P24">CCLV</text:p>
          </table:table-cell>
          <table:table-cell table:style-name="Tabla4.A3" office:value-type="string">
            <text:p text:style-name="P25">1<text:span text:style-name="T3">r</text:span> T</text:p>
          </table:table-cell>
          <table:table-cell table:style-name="Tabla4.A3" office:value-type="string">
            <text:p text:style-name="P25">2<text:span text:style-name="T3">n</text:span> <text:span text:style-name="T44">T</text:span></text:p>
          </table:table-cell>
          <table:table-cell table:style-name="Tabla4.A3" office:value-type="string">
            <text:p text:style-name="P25">3<text:span text:style-name="T3">r</text:span> T</text:p>
          </table:table-cell>
          <table:table-cell table:style-name="Tabla4.H3" office:value-type="string">
            <text:p text:style-name="P25">FIN</text:p>
          </table:table-cell>
        </table:table-row>
        <table:table-row table:style-name="Tabla4.1">
          <table:table-cell table:style-name="Tabla4.A4" table:number-rows-spanned="3" office:value-type="string">
            <text:p text:style-name="P12">Iniciació al mètode científic i la seua aplicació a les Ciències Socials: formulació de conjectures, planificació de la indagació, busca, registre i organització de la informació procedent de diverses fonts primàries i secundàries, ús de mitjans digitals per a facilitar l’anàlisi de dades, consideració del significat dels fets, elaboració de textos expositius per a donar compte de les conclusions i les <text:s/>estratègies utilitzades per a arribar a estes.</text:p>
          </table:table-cell>
          <table:table-cell table:style-name="Tabla4.A4" table:number-rows-spanned="3" office:value-type="string">
            <text:p text:style-name="P12">4tCS.BL1.1 Formular conjectures o suggerir deduccions senzilles a partir d’esquemes proporcionats pel docent sobre els canvis socials en la prehistòria i l’antiguitat i que ajuden a planificar la busca d’informació en determinades fonts.</text:p>
          </table:table-cell>
          <table:table-cell table:style-name="Tabla4.A4" office:value-type="string">
            <text:p text:style-name="P17"><text:span text:style-name="T4">4tCS.BL1.1.1 </text:span><text:span text:style-name="T8">Formula conjectures</text:span><text:span text:style-name="T4"> o suggerix deduccions senzilles </text:span><text:span text:style-name="T8">a partir d’esquemes</text:span><text:span text:style-name="T4"> proporcionats pel docent sobre els </text:span><text:span text:style-name="T8">canvis socials</text:span><text:span text:style-name="T4"> en </text:span><text:span text:style-name="T8">la prehistòria i antiguitat</text:span><text:span text:style-name="T4"> per a ajudar a planificar la busca d’informació en determinades fonts.</text:span></text:p>
          </table:table-cell>
          <table:table-cell table:style-name="Tabla4.A4" office:value-type="string">
            <text:p text:style-name="P46">CSC</text:p>
            <text:p text:style-name="P46">CMCT</text:p>
            <text:p text:style-name="P46"/>
          </table:table-cell>
          <table:table-cell table:style-name="Tabla4.A4" office:value-type="string">
            <text:p text:style-name="P46"/>
          </table:table-cell>
          <table:table-cell table:style-name="Tabla4.A4" office:value-type="string">
            <text:p text:style-name="P46"/>
          </table:table-cell>
          <table:table-cell table:style-name="Tabla4.A4" office:value-type="string">
            <text:p text:style-name="P46"/>
          </table:table-cell>
          <table:table-cell table:style-name="Tabla4.H4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5" office:value-type="string">
            <text:p text:style-name="P17"><text:span text:style-name="T4">4tCS.BL1.1.2 Organitza les preguntes formulades</text:span><text:span text:style-name="T8"> amb la supervisió de professor i la col·laboració dels seus companys/es </text:span><text:span text:style-name="T4">en un </text:span><text:span text:style-name="T8">pla o guió.</text:span></text:p>
          </table:table-cell>
          <table:table-cell table:style-name="Tabla4.D5" office:value-type="string">
            <text:p text:style-name="P46">CAA</text:p>
          </table:table-cell>
          <table:table-cell table:style-name="Tabla4.E5" office:value-type="string">
            <text:p text:style-name="P46"/>
          </table:table-cell>
          <table:table-cell table:style-name="Tabla4.F5" office:value-type="string">
            <text:p text:style-name="P46"/>
          </table:table-cell>
          <table:table-cell table:style-name="Tabla4.G5" office:value-type="string">
            <text:p text:style-name="P46"/>
          </table:table-cell>
          <table:table-cell table:style-name="Tabla4.H5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6" office:value-type="string">
            <text:p text:style-name="P17"><text:span text:style-name="T4">4tCS.BL1.1.3 Fa</text:span><text:span text:style-name="T21"> </text:span><text:span text:style-name="T22">propostes</text:span><text:span text:style-name="T21"> relatives al comportament personal que ha d’adoptar en les visites a llocs públics quan són utilitzades com a fonts de documentació i informació.</text:span></text:p>
          </table:table-cell>
          <table:table-cell table:style-name="Tabla4.D6" office:value-type="string">
            <text:p text:style-name="P46">CSC</text:p>
            <text:p text:style-name="P46"/>
          </table:table-cell>
          <table:table-cell table:style-name="Tabla4.E6" office:value-type="string">
            <text:p text:style-name="P46"/>
          </table:table-cell>
          <table:table-cell table:style-name="Tabla4.F6" office:value-type="string">
            <text:p text:style-name="P46"/>
          </table:table-cell>
          <table:table-cell table:style-name="Tabla4.G6" office:value-type="string">
            <text:p text:style-name="P46"/>
          </table:table-cell>
          <table:table-cell table:style-name="Tabla4.H6" office:value-type="string">
            <text:p text:style-name="P46"/>
          </table:table-cell>
        </table:table-row>
        <table:table-row table:style-name="Tabla4.1">
          <table:table-cell table:style-name="Tabla4.A8" table:number-rows-spanned="2" office:value-type="string">
            <text:p text:style-name="P13">Iniciació al mètode científic i la seua aplicació a les Ciències Socials: formulació de conjectures, planificació de la indagació, busca, registre i organització de la informació procedent de diverses fonts primàries i secundàries, ús de mitjans digitals per a facilitar l’anàlisi de dades, consideració del significat dels fets, elaboració de textos expositius per a donar <text:soft-page-break/>compte de les conclusions i les <text:s/>estratègies utilitzades per a arribar a estes.</text:p>
          </table:table-cell>
          <table:table-cell table:style-name="Tabla4.B8" table:number-rows-spanned="2" office:value-type="string">
            <text:p text:style-name="P22">4tCS.BL1.2 Obtindre informació de fonts primàries i secundàries de diferent naturalesa (textos, mapes, gràfics, obres d’art) per diversos mitjans, com ara l’observació directa o Internet, i registrar-la per mitjà de mitjans digitals i diversos procediments: resum, esquema, taula, imatges.</text:p>
            <text:p text:style-name="P11"/>
          </table:table-cell>
          <table:table-cell table:style-name="Tabla4.C7" office:value-type="string">
            <text:p text:style-name="P17"><text:span text:style-name="T4">4tCS.BL1.2.1 </text:span><text:span text:style-name="T8">Obté i selecciona informació de fonts primàries i secundàries </text:span><text:span text:style-name="T4">de diferent naturalesa (textos, mapes, gràfics, obres d’art) per diversos mitjans, com ara l’</text:span><text:span text:style-name="T8">observació directa o Internet .</text:span></text:p>
          </table:table-cell>
          <table:table-cell table:style-name="Tabla4.D7" office:value-type="string">
            <text:p text:style-name="P46">CSC</text:p>
            <text:p text:style-name="P46">CMCT</text:p>
            <text:p text:style-name="P46">CD</text:p>
            <text:p text:style-name="P46">CAA</text:p>
          </table:table-cell>
          <table:table-cell table:style-name="Tabla4.E7" office:value-type="string">
            <text:p text:style-name="P46"/>
          </table:table-cell>
          <table:table-cell table:style-name="Tabla4.F7" office:value-type="string">
            <text:p text:style-name="P46"/>
          </table:table-cell>
          <table:table-cell table:style-name="Tabla4.G7" office:value-type="string">
            <text:p text:style-name="P46"/>
          </table:table-cell>
          <table:table-cell table:style-name="Tabla4.H7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8" office:value-type="string">
            <text:p text:style-name="P17"><text:span text:style-name="T4">4tCS.BL1.2.2</text:span><text:span text:style-name="T8"> Registra i classifica la informació </text:span><text:span text:style-name="T4">obtinguda de </text:span><text:span text:style-name="T8">fonts diverses</text:span><text:span text:style-name="T4"> per mitjà de diversos procediments: resum, esquema, taula, gràfics amb </text:span><text:soft-page-break/><text:span text:style-name="T4">l’ajuda de</text:span><text:span text:style-name="T8"> diversos mitjans digitals </text:span><text:span text:style-name="T13">i</text:span><text:span text:style-name="T9"> </text:span><text:span text:style-name="T4">amb la supervisió del docent.</text:span></text:p>
          </table:table-cell>
          <table:table-cell table:style-name="Tabla4.D8" office:value-type="string">
            <text:p text:style-name="P46">CSC</text:p>
            <text:p text:style-name="P46">CMCT</text:p>
            <text:p text:style-name="P46">CD</text:p>
            <text:p text:style-name="P46">CAA</text:p>
          </table:table-cell>
          <table:table-cell table:style-name="Tabla4.E8" office:value-type="string">
            <text:p text:style-name="P46"/>
          </table:table-cell>
          <table:table-cell table:style-name="Tabla4.F8" office:value-type="string">
            <text:p text:style-name="P46"/>
          </table:table-cell>
          <table:table-cell table:style-name="Tabla4.G8" office:value-type="string">
            <text:p text:style-name="P46"/>
          </table:table-cell>
          <table:table-cell table:style-name="Tabla4.H8" office:value-type="string">
            <text:p text:style-name="P46"/>
          </table:table-cell>
        </table:table-row>
        <table:table-row table:style-name="Tabla4.1">
          <table:table-cell table:style-name="Tabla4.A10" table:number-rows-spanned="2" office:value-type="string">
            <text:p text:style-name="P12">Iniciació al mètode científic i la seua aplicació a les Ciències Socials: formulació de conjectures, planificació de la indagació, busca, registre i organització de la informació procedent de diverses fonts primàries i secundàries, ús de mitjans digitals per a facilitar l’anàlisi de dades, consideració del significat dels fets, elaboració de textos expositius per a donar compte de les conclusions i les <text:s/>estratègies utilitzades per a arribar a estes.</text:p>
          </table:table-cell>
          <table:table-cell table:style-name="Tabla4.B10" table:number-rows-spanned="2" office:value-type="string">
            <text:p text:style-name="P14">4tCS.BL1.3 Utilitzar esquemes, gràfiques i mapes per a representar la informació rellevant d’un fet o la seua evolució i destacar-ne la <text:s/>relació amb un altre fet o el significat en un determinat context històric o geogràfic.</text:p>
          </table:table-cell>
          <table:table-cell table:style-name="Tabla4.C9" office:value-type="string">
            <text:p text:style-name="P17"><text:span text:style-name="T4">4tCS.BL1.3.1 </text:span><text:span text:style-name="T8">Utilitza esquemes, gràfiques i mapes per a representar la informació</text:span><text:span text:style-name="T4"> rellevant d’un fet o la seua </text:span><text:span text:style-name="T8">evolució</text:span><text:span text:style-name="T4"> en un determinat </text:span><text:span text:style-name="T8">context històric o geogràfic</text:span><text:span text:style-name="T31">.</text:span></text:p>
          </table:table-cell>
          <table:table-cell table:style-name="Tabla4.D9" office:value-type="string">
            <text:p text:style-name="P46">CSC</text:p>
            <text:p text:style-name="P46">CD</text:p>
            <text:p text:style-name="P46">CAA</text:p>
          </table:table-cell>
          <table:table-cell table:style-name="Tabla4.E9" office:value-type="string">
            <text:p text:style-name="P46"/>
          </table:table-cell>
          <table:table-cell table:style-name="Tabla4.F9" office:value-type="string">
            <text:p text:style-name="P46"/>
          </table:table-cell>
          <table:table-cell table:style-name="Tabla4.G9" office:value-type="string">
            <text:p text:style-name="P46"/>
          </table:table-cell>
          <table:table-cell table:style-name="Tabla4.H9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10" office:value-type="string">
            <text:p text:style-name="P17"><text:span text:style-name="T4">4tCS.BL1.3.</text:span><text:span text:style-name="T5">2</text:span><text:span text:style-name="T4"> </text:span><text:span text:style-name="T8">Destaca la relació d’un fet amb altres fets o el seu significat</text:span><text:span text:style-name="T4"> en un determinat context històric o geogràfic per mitjà de l’ús d’esquemes, gràfiques i mapes de forma escrita o amb mitjans digitals</text:span><text:span text:style-name="T32"> </text:span><text:span text:style-name="T4">on es representen estos fets.</text:span></text:p>
          </table:table-cell>
          <table:table-cell table:style-name="Tabla4.D10" office:value-type="string">
            <text:p text:style-name="P46">CSC</text:p>
            <text:p text:style-name="P46">CD</text:p>
            <text:p text:style-name="P46">CCLL</text:p>
            <text:p text:style-name="P46"/>
          </table:table-cell>
          <table:table-cell table:style-name="Tabla4.E10" office:value-type="string">
            <text:p text:style-name="P46"/>
          </table:table-cell>
          <table:table-cell table:style-name="Tabla4.F10" office:value-type="string">
            <text:p text:style-name="P46"/>
          </table:table-cell>
          <table:table-cell table:style-name="Tabla4.G10" office:value-type="string">
            <text:p text:style-name="P46"/>
          </table:table-cell>
          <table:table-cell table:style-name="Tabla4.H10" office:value-type="string">
            <text:p text:style-name="P46"/>
          </table:table-cell>
        </table:table-row>
        <table:table-row table:style-name="Tabla4.1">
          <table:table-cell table:style-name="Tabla4.A12" table:number-rows-spanned="2" office:value-type="string">
            <text:p text:style-name="P12">Iniciació al mètode científic i la seua aplicació a les Ciències Socials: formulació de conjectures, planificació de la indagació, busca, registre i organització de la informació procedent de diverses fonts primàries i secundàries, ús de mitjans digitals per a facilitar l’anàlisi de dades, consideració del significat dels fets, elaboració de textos expositius per a donar compte de les conclusions i les <text:s/>estratègies utilitzades per a arribar a estes.</text:p>
          </table:table-cell>
          <table:table-cell table:style-name="Tabla4.B12" table:number-rows-spanned="2" office:value-type="string">
            <text:p text:style-name="P14">4tCS.BL1.4 Planificar i realitzar una exposició ordenada i amb el suport de les TIC les conclusions de l’estudi d’un tema fent referència a les estratègies seguides per a arribar-<text:span text:style-name="T33">hi</text:span>, donar raons de per què s’han triat i mostrar la seua confiança en el seu ús.</text:p>
          </table:table-cell>
          <table:table-cell table:style-name="Tabla4.C11" office:value-type="string">
            <text:p text:style-name="P17"><text:span text:style-name="T4">4tCS.BL1.4.1 Expressa per mitjà d’una exposició ordenada i planificada les conclusions de l’estudi d’un tema amb el </text:span><text:span text:style-name="T8">suport</text:span><text:span text:style-name="T4"> </text:span><text:span text:style-name="T8">de les TIC i mostra confiança en el seu ús.</text:span></text:p>
          </table:table-cell>
          <table:table-cell table:style-name="Tabla4.D11" office:value-type="string">
            <text:p text:style-name="P46">CSC</text:p>
            <text:p text:style-name="P46">CCLL</text:p>
            <text:p text:style-name="P46">CD</text:p>
            <text:p text:style-name="P46">CAA</text:p>
          </table:table-cell>
          <table:table-cell table:style-name="Tabla4.E11" office:value-type="string">
            <text:p text:style-name="P46"/>
          </table:table-cell>
          <table:table-cell table:style-name="Tabla4.F11" office:value-type="string">
            <text:p text:style-name="P46"/>
          </table:table-cell>
          <table:table-cell table:style-name="Tabla4.G11" office:value-type="string">
            <text:p text:style-name="P46"/>
          </table:table-cell>
          <table:table-cell table:style-name="Tabla4.H11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12" office:value-type="string">
            <text:p text:style-name="P17"><text:span text:style-name="T4">4tCS.BL1.4.2 Exposa les conclusions del seu estudi del tema fent referència a les </text:span><text:span text:style-name="T8">estratègies</text:span><text:span text:style-name="T4"> seguides per a arribar a estes i </text:span><text:span text:style-name="T8">dóna raons</text:span><text:span text:style-name="T4"> de per què s’han triat utilitzant una presentació prèviament formatada pel docent. </text:span></text:p>
          </table:table-cell>
          <table:table-cell table:style-name="Tabla4.D12" office:value-type="string">
            <text:p text:style-name="P46"/>
            <text:p text:style-name="P46">CCLL</text:p>
            <text:p text:style-name="P46">CD</text:p>
            <text:p text:style-name="P46">CAA</text:p>
          </table:table-cell>
          <table:table-cell table:style-name="Tabla4.E12" office:value-type="string">
            <text:p text:style-name="P46"/>
          </table:table-cell>
          <table:table-cell table:style-name="Tabla4.F12" office:value-type="string">
            <text:p text:style-name="P46"/>
          </table:table-cell>
          <table:table-cell table:style-name="Tabla4.G12" office:value-type="string">
            <text:p text:style-name="P46"/>
          </table:table-cell>
          <table:table-cell table:style-name="Tabla4.H12" office:value-type="string">
            <text:p text:style-name="P46"/>
          </table:table-cell>
        </table:table-row>
        <table:table-row table:style-name="Tabla4.1">
          <table:table-cell table:style-name="Tabla4.A14" table:number-rows-spanned="2" office:value-type="string">
            <text:p text:style-name="P12">Participació cooperativa en tasques: participació en la planificació, escolta de les aportacions alienes, acceptació d’altres punts de vista, assumpció de diversos rols, aportació d’idees pròpies constructives, desenrotllament d’estratègies per a resoldre conflictes a través del diàleg, <text:soft-page-break/>reconeixement del treball alié, ser responsable del treball personal per a aconseguir una meta col·lectiva.</text:p>
          </table:table-cell>
          <table:table-cell table:style-name="Tabla4.B14" table:number-rows-spanned="2" office:value-type="string">
            <text:p text:style-name="P14">4tCS.BL1.5 Mostrar confiança en els altres companys per a desenrotllar activitats conjuntes <text:s/>participant en la planificació, aportant idees constructives, escoltant les dels altres, animant a la participació i l’esforç de cada un per a aconseguir objectius comuns, reconeixent les seues aportacions i dialogant per a superar discrepàncies.</text:p>
          </table:table-cell>
          <table:table-cell table:style-name="Tabla4.C13" office:value-type="string">
            <text:p text:style-name="P17"><text:span text:style-name="T4">4tCS.BL1.5.1 </text:span><text:span text:style-name="T8">Participa</text:span><text:span text:style-name="T4"> la planificació i desenrotllament d’una tasca en un equip de treball assumint el seu rol i </text:span><text:span text:style-name="T8">animant a la participació i l’esforç </text:span><text:span text:style-name="T4">de cada membre del grup i respectant les seues aportacions. </text:span></text:p>
          </table:table-cell>
          <table:table-cell table:style-name="Tabla4.D13" office:value-type="string">
            <text:p text:style-name="P46">CSC</text:p>
            <text:p text:style-name="P46">SIEE</text:p>
          </table:table-cell>
          <table:table-cell table:style-name="Tabla4.E13" office:value-type="string">
            <text:p text:style-name="P46"/>
          </table:table-cell>
          <table:table-cell table:style-name="Tabla4.F13" office:value-type="string">
            <text:p text:style-name="P46"/>
          </table:table-cell>
          <table:table-cell table:style-name="Tabla4.G13" office:value-type="string">
            <text:p text:style-name="P46"/>
          </table:table-cell>
          <table:table-cell table:style-name="Tabla4.H13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14" office:value-type="string">
            <text:p text:style-name="P17"><text:span text:style-name="T21">4tCS.BL1.5.3 E</text:span><text:span text:style-name="T26">xpressa la seua </text:span><text:span text:style-name="T24">disconformitat o desgrat</text:span><text:span text:style-name="T26"> triant el </text:span><text:soft-page-break/><text:span text:style-name="T26">moment i la forma més oportuna i respectuosa </text:span><text:span text:style-name="T27">i </text:span><text:span text:style-name="T24">mant</text:span><text:span text:style-name="T25">é</text:span><text:span text:style-name="T24"> la calma</text:span><text:span text:style-name="T26"> davant d’obstacles i malentesos.</text:span></text:p>
          </table:table-cell>
          <table:table-cell table:style-name="Tabla4.D14" office:value-type="string">
            <text:p text:style-name="P46">CSC</text:p>
          </table:table-cell>
          <table:table-cell table:style-name="Tabla4.E14" office:value-type="string">
            <text:p text:style-name="P46"/>
          </table:table-cell>
          <table:table-cell table:style-name="Tabla4.F14" office:value-type="string">
            <text:p text:style-name="P46"/>
          </table:table-cell>
          <table:table-cell table:style-name="Tabla4.G14" office:value-type="string">
            <text:p text:style-name="P46"/>
          </table:table-cell>
          <table:table-cell table:style-name="Tabla4.H14" office:value-type="string">
            <text:p text:style-name="P46"/>
          </table:table-cell>
        </table:table-row>
        <table:table-row table:style-name="Tabla4.1">
          <table:table-cell table:style-name="Tabla4.A16" table:number-rows-spanned="2" office:value-type="string">
            <text:p text:style-name="P12">Esforçar-se, força de voluntat. Constància i hàbits de treball. Capacitat de concentració. Adaptar-se als canvis. Resiliència: superació d’obstacles i fracassos. Aplicació d’estratègies d’aprenentatge cooperatiu i per projectes. Buscar orientació o ajuda quan en necessita de forma precisa.</text:p>
          </table:table-cell>
          <table:table-cell table:style-name="Tabla4.B16" table:number-rows-spanned="2" office:value-type="string">
            <text:p text:style-name="P12">4tCS.BL1.6 Seguir instruccions de tasques d’aprenentatge mantenint l’atenció mentres les realitza adaptant-se als canvis sense desanimar-se davant de les dificultats, demanant ajuda si en necessita.</text:p>
          </table:table-cell>
          <table:table-cell table:style-name="Tabla4.C15" office:value-type="string">
            <text:p text:style-name="P17"><text:span text:style-name="T4">4tCS.BL1.6.1 Manté l’atenció i seguix les instruccions per a realitzar </text:span><text:span text:style-name="T8">més de dos activitats</text:span><text:span text:style-name="T4"> fins a finalitzar-les.</text:span></text:p>
          </table:table-cell>
          <table:table-cell table:style-name="Tabla4.D15" office:value-type="string">
            <text:p text:style-name="P46">CAA</text:p>
            <text:p text:style-name="P46">SIEE</text:p>
          </table:table-cell>
          <table:table-cell table:style-name="Tabla4.E15" office:value-type="string">
            <text:p text:style-name="P46"/>
          </table:table-cell>
          <table:table-cell table:style-name="Tabla4.F15" office:value-type="string">
            <text:p text:style-name="P46"/>
          </table:table-cell>
          <table:table-cell table:style-name="Tabla4.G15" office:value-type="string">
            <text:p text:style-name="P46"/>
          </table:table-cell>
          <table:table-cell table:style-name="Tabla4.H15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16" office:value-type="string">
            <text:p text:style-name="P16">4tCS.BL1.6.2<text:span text:style-name="T34"> Identifica </text:span>les dificultats que experimenta en la realització d’una tasca <text:span text:style-name="T36">i</text:span> <text:span text:style-name="T34">sol·licita</text:span> <text:span text:style-name="T34">ajuda</text:span> de forma <text:span text:style-name="T34">precisa i detallada</text:span>.</text:p>
          </table:table-cell>
          <table:table-cell table:style-name="Tabla4.D16" office:value-type="string">
            <text:p text:style-name="P46">SIEE</text:p>
          </table:table-cell>
          <table:table-cell table:style-name="Tabla4.E16" office:value-type="string">
            <text:p text:style-name="P46"/>
          </table:table-cell>
          <table:table-cell table:style-name="Tabla4.F16" office:value-type="string">
            <text:p text:style-name="P46"/>
          </table:table-cell>
          <table:table-cell table:style-name="Tabla4.G16" office:value-type="string">
            <text:p text:style-name="P46"/>
          </table:table-cell>
          <table:table-cell table:style-name="Tabla4.H16" office:value-type="string">
            <text:p text:style-name="P46"/>
          </table:table-cell>
        </table:table-row>
        <table:table-row table:style-name="Tabla4.1">
          <table:table-cell table:style-name="Tabla4.A18" table:number-rows-spanned="2" office:value-type="string">
            <text:p text:style-name="P12">Planificació i organització de projectes individuals o col·lectius. Organitzar i gestionar un projecte. Seleccionar la informació tècnica i els materials. Avaluar el projecte i el producte amb ajuda de guies. Millorar el producte i el procés després de l’avaluació.</text:p>
          </table:table-cell>
          <table:table-cell table:style-name="Tabla4.B18" table:number-rows-spanned="2" office:value-type="string">
            <text:p text:style-name="P14">4tCS.BL1.7 Planificar la realització d’un producte o una tasca proposant un pla ordenat d’accions, seleccionar els materials i avaluar el procés i la qualitat del resultat amb ajuda de guies per a l’observació.</text:p>
          </table:table-cell>
          <table:table-cell table:style-name="Tabla4.C17" office:value-type="string">
            <text:p text:style-name="P17"><text:span text:style-name="T21">4tCS.BL1.7.1 </text:span><text:span text:style-name="T26">Selecciona la </text:span><text:span text:style-name="T24">informació tècnica i els materials necessaris</text:span><text:span text:style-name="T26"> per a desenrotllar un producte o tasca prèviament planificat.</text:span></text:p>
          </table:table-cell>
          <table:table-cell table:style-name="Tabla4.D17" office:value-type="string">
            <text:p text:style-name="P46">CAA</text:p>
            <text:p text:style-name="P46">SIEE</text:p>
          </table:table-cell>
          <table:table-cell table:style-name="Tabla4.E17" office:value-type="string">
            <text:p text:style-name="P46"/>
          </table:table-cell>
          <table:table-cell table:style-name="Tabla4.F17" office:value-type="string">
            <text:p text:style-name="P46"/>
          </table:table-cell>
          <table:table-cell table:style-name="Tabla4.G17" office:value-type="string">
            <text:p text:style-name="P46"/>
          </table:table-cell>
          <table:table-cell table:style-name="Tabla4.H17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18" office:value-type="string">
            <text:p text:style-name="P17"><text:span text:style-name="T21">4tCS.BL1.7.2 </text:span><text:span text:style-name="T22">Avalua el procés i la qualitat del resultat</text:span><text:span text:style-name="T21"> </text:span><text:span text:style-name="T26">del desenrotllament d’una tasca amb</text:span><text:span text:style-name="T21"> ajuda de guies per a</text:span><text:span text:style-name="T22"> </text:span><text:span text:style-name="T21">l’observació prèviament proporcionades pel docent </text:span><text:span text:style-name="T26">o acordades de forma col·lectiva.</text:span></text:p>
          </table:table-cell>
          <table:table-cell table:style-name="Tabla4.D18" office:value-type="string">
            <text:p text:style-name="P46">CAA</text:p>
            <text:p text:style-name="P46">SIEE</text:p>
          </table:table-cell>
          <table:table-cell table:style-name="Tabla4.E18" office:value-type="string">
            <text:p text:style-name="P46"/>
          </table:table-cell>
          <table:table-cell table:style-name="Tabla4.F18" office:value-type="string">
            <text:p text:style-name="P46"/>
          </table:table-cell>
          <table:table-cell table:style-name="Tabla4.G18" office:value-type="string">
            <text:p text:style-name="P46"/>
          </table:table-cell>
          <table:table-cell table:style-name="Tabla4.H18" office:value-type="string">
            <text:p text:style-name="P46"/>
          </table:table-cell>
        </table:table-row>
        <table:table-row table:style-name="Tabla4.1">
          <table:table-cell table:style-name="Tabla4.A21" table:number-rows-spanned="3" office:value-type="string">
            <text:p text:style-name="P21">Noció de desigualtat social i conflicte.</text:p>
            <text:p text:style-name="P43">Reconeixement de les contribucions culturals i materials que van fer els sers humans del passat a la nostra cultura.</text:p>
          </table:table-cell>
          <table:table-cell table:style-name="Tabla4.B21" table:number-rows-spanned="3" office:value-type="string">
            <text:p text:style-name="P18"><text:span text:style-name="T4">4tCS.BL1.8 Mostrar empatia i comprendre les formes de vida i actuació dels sers humans en la prehistòria i l’antiguitat posant en valor els seus èxits que van contribuir al progrés humà i la diversitat cultural que formen part del nostre patrimoni historicoartístic</text:span><text:span text:style-name="T21"> </text:span><text:span text:style-name="T4">i qüestionar les situacions en què determinats grups patien les conseqüències de les desigualtats socials.</text:span></text:p>
          </table:table-cell>
          <table:table-cell table:style-name="Tabla4.C19" office:value-type="string">
            <text:p text:style-name="P17"><text:span text:style-name="T4">4tCS.BL1.8.1 Explica les formes de vida i les actuacions humanes </text:span><text:span text:style-name="T8">en la prehistòria i l’antiguitat </text:span><text:span text:style-name="T4">atenent les seues necessitats i motivacions posant en valor els seus èxits que van contribuir al progrés humà a partir de pistes suggerides pel docent.</text:span></text:p>
          </table:table-cell>
          <table:table-cell table:style-name="Tabla4.D19" office:value-type="string">
            <text:p text:style-name="P46">CSC</text:p>
            <text:p text:style-name="P46"/>
          </table:table-cell>
          <table:table-cell table:style-name="Tabla4.E19" office:value-type="string">
            <text:p text:style-name="P46"/>
          </table:table-cell>
          <table:table-cell table:style-name="Tabla4.F19" office:value-type="string">
            <text:p text:style-name="P46"/>
          </table:table-cell>
          <table:table-cell table:style-name="Tabla4.G19" office:value-type="string">
            <text:p text:style-name="P46"/>
          </table:table-cell>
          <table:table-cell table:style-name="Tabla4.H19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20" office:value-type="string">
            <text:p text:style-name="P17"><text:span text:style-name="T4">4tCS.BL1.8.2</text:span><text:span text:style-name="T8"> Dóna raons sobre les accions dels sers humans per a comprendre les formes de vida</text:span><text:span text:style-name="T4"> i fet històrics de les societats en la </text:span><text:span text:style-name="T8">prehistòria i en l’antiguitat</text:span><text:span text:style-name="T4"> posant exemples de com la diversitat cultural és una característica del nostre </text:span><text:span text:style-name="T8">patrimoni</text:span><text:span text:style-name="T4"> </text:span><text:span text:style-name="T22">historicoartístic</text:span><text:span text:style-name="T8">.</text:span></text:p>
          </table:table-cell>
          <table:table-cell table:style-name="Tabla4.D20" office:value-type="string">
            <text:p text:style-name="P46">CSC</text:p>
          </table:table-cell>
          <table:table-cell table:style-name="Tabla4.E20" office:value-type="string">
            <text:p text:style-name="P46"/>
          </table:table-cell>
          <table:table-cell table:style-name="Tabla4.F20" office:value-type="string">
            <text:p text:style-name="P46"/>
          </table:table-cell>
          <table:table-cell table:style-name="Tabla4.G20" office:value-type="string">
            <text:p text:style-name="P46"/>
          </table:table-cell>
          <table:table-cell table:style-name="Tabla4.H20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21" office:value-type="string">
            <text:p text:style-name="P17"><text:span text:style-name="T4">4tCS.BL1.8.3 Expressa el seu desacord amb les </text:span><text:span text:style-name="T8">situacions de l’antiguitat</text:span><text:span text:style-name="T4"> en què determinats grups patien les conseqüències de les </text:span><text:span text:style-name="T8">desigualtats socials.</text:span></text:p>
          </table:table-cell>
          <table:table-cell table:style-name="Tabla4.D21" office:value-type="string">
            <text:p text:style-name="P46">CSC</text:p>
          </table:table-cell>
          <table:table-cell table:style-name="Tabla4.E21" office:value-type="string">
            <text:p text:style-name="P46"/>
          </table:table-cell>
          <table:table-cell table:style-name="Tabla4.F21" office:value-type="string">
            <text:p text:style-name="P46"/>
          </table:table-cell>
          <table:table-cell table:style-name="Tabla4.G21" office:value-type="string">
            <text:p text:style-name="P46"/>
          </table:table-cell>
          <table:table-cell table:style-name="Tabla4.H21" office:value-type="string">
            <text:p text:style-name="P46"/>
          </table:table-cell>
        </table:table-row>
        <table:table-row table:style-name="Tabla4.22">
          <table:table-cell table:style-name="Tabla4.H2" table:number-columns-spanned="8" office:value-type="string">
            <text:p text:style-name="P19">BLOC 2. EL MÓN EN QUÈ VIVI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2">
          <table:table-cell table:style-name="Tabla4.A3" office:value-type="string">
            <text:p text:style-name="P27">CONTINGUTS</text:p>
          </table:table-cell>
          <table:table-cell table:style-name="Tabla4.A3" office:value-type="string">
            <text:p text:style-name="P28">CRITERIS D’AVALUACIÓ</text:p>
          </table:table-cell>
          <table:table-cell table:style-name="Tabla4.A3" office:value-type="string">
            <text:p text:style-name="P28">INDICADORS D’ÈXIT</text:p>
          </table:table-cell>
          <table:table-cell table:style-name="Tabla4.A3" office:value-type="string">
            <text:p text:style-name="P28">CCLV</text:p>
          </table:table-cell>
          <table:table-cell table:style-name="Tabla4.A3" office:value-type="string">
            <text:p text:style-name="P27">1<text:span text:style-name="T3">r</text:span><text:span text:style-name="T3"> </text:span>T</text:p>
          </table:table-cell>
          <table:table-cell table:style-name="Tabla4.A3" office:value-type="string">
            <text:p text:style-name="P27">2<text:span text:style-name="T3">n</text:span><text:span text:style-name="T3"> </text:span><text:span text:style-name="T44">T</text:span></text:p>
          </table:table-cell>
          <table:table-cell table:style-name="Tabla4.A3" office:value-type="string">
            <text:p text:style-name="P27">3<text:span text:style-name="T3">r</text:span><text:span text:style-name="T3"> </text:span>T</text:p>
          </table:table-cell>
          <table:table-cell table:style-name="Tabla4.H3" office:value-type="string">
            <text:p text:style-name="P27">FIN</text:p>
          </table:table-cell>
        </table:table-row>
        <table:table-row table:style-name="Tabla4.1">
          <table:table-cell table:style-name="Tabla4.A24" office:value-type="string">
            <text:p text:style-name="P38">El problema de representar l’esfericitat de la Terra en un pla: les projeccions cartogràfiques. I mapes com a mitjà de solució.</text:p>
          </table:table-cell>
          <table:table-cell table:style-name="Tabla4.B24" office:value-type="string">
            <text:p text:style-name="P14">4tCS.BL2.1 Reconéixer les distorsions que té tot mapa al tractar de representar l’esfericitat de la Terra i com això condiciona la nostra visió esbiaixada del món.</text:p>
          </table:table-cell>
          <table:table-cell table:style-name="Tabla4.C24" office:value-type="string">
            <text:p text:style-name="P17"><text:span text:style-name="T4">4tCS.BL2.1.1 </text:span><text:span text:style-name="T8">Reconeix les distorsions que té tot mapa</text:span><text:span text:style-name="T4"> en tractar de representar l’esfericitat de la Terra i com això condiciona la nostra visió esbiaixada del món.</text:span></text:p>
          </table:table-cell>
          <table:table-cell table:style-name="Tabla4.D24" office:value-type="string">
            <text:p text:style-name="P46">CSC</text:p>
            <text:p text:style-name="P46">CMCT</text:p>
            <text:p text:style-name="P46">CAA</text:p>
          </table:table-cell>
          <table:table-cell table:style-name="Tabla4.E24" office:value-type="string">
            <text:p text:style-name="P46"/>
          </table:table-cell>
          <table:table-cell table:style-name="Tabla4.F24" office:value-type="string">
            <text:p text:style-name="P46"/>
          </table:table-cell>
          <table:table-cell table:style-name="Tabla4.G24" office:value-type="string">
            <text:p text:style-name="P46"/>
          </table:table-cell>
          <table:table-cell table:style-name="Tabla4.H24" office:value-type="string">
            <text:p text:style-name="P46"/>
          </table:table-cell>
        </table:table-row>
        <table:table-row table:style-name="Tabla4.1">
          <table:table-cell table:style-name="Tabla4.A26" table:number-rows-spanned="2" office:value-type="string">
            <text:p text:style-name="P38">Variables meteorològiques: temperatura, precipitació, nuvolositat, insolació i vent. Ús de mapes de temps per a fer previsions.</text:p>
          </table:table-cell>
          <table:table-cell table:style-name="Tabla4.B26" table:number-rows-spanned="2" office:value-type="string">
            <text:p text:style-name="P14">4tCS.BL2.2 Utilitzar diverses variables meteorològiques per a descriure el temps local i d’altres llocs per mitjà de l’ús de mapes de temps o la lectura de la informació meteorològica de la premsa o d’espais televisius dedicats a la predicció meteorològica tractant d’establir alguna connexió entre el tipus de temps i la regió climàtica on es dóna.</text:p>
          </table:table-cell>
          <table:table-cell table:style-name="Tabla4.C25" office:value-type="string">
            <text:p text:style-name="P17"><text:span text:style-name="T4">4tCS.BL2.2.1 </text:span><text:span text:style-name="T8">Utilitza </text:span><text:span text:style-name="T4">diverses </text:span><text:span text:style-name="T8">variables meteorològiques</text:span><text:span text:style-name="T4"> per a descriure el temps local i d’altres llocs per mitjà de l’ús de </text:span><text:span text:style-name="T8">mapes de temps o la lectura de la informació meteorològica</text:span><text:span text:style-name="T4"> de la premsa o d’espais televisius dedicats a la predicció meteorològica.</text:span></text:p>
          </table:table-cell>
          <table:table-cell table:style-name="Tabla4.D25" office:value-type="string">
            <text:p text:style-name="P46">CSC</text:p>
            <text:p text:style-name="P46">CMCT</text:p>
            <text:p text:style-name="P46">CAA</text:p>
          </table:table-cell>
          <table:table-cell table:style-name="Tabla4.E25" office:value-type="string">
            <text:p text:style-name="P46"/>
          </table:table-cell>
          <table:table-cell table:style-name="Tabla4.F25" office:value-type="string">
            <text:p text:style-name="P46"/>
          </table:table-cell>
          <table:table-cell table:style-name="Tabla4.G25" office:value-type="string">
            <text:p text:style-name="P46"/>
          </table:table-cell>
          <table:table-cell table:style-name="Tabla4.H25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26" office:value-type="string">
            <text:p text:style-name="P17"><text:span text:style-name="T4">4tCS.BL2.2.2 Tracta d’</text:span><text:span text:style-name="T8">establir </text:span><text:span text:style-name="T4">alguna</text:span><text:span text:style-name="T8"> connexió </text:span><text:span text:style-name="T4">entre el tipus de </text:span><text:span text:style-name="T8">temps i la regió climàtica</text:span><text:span text:style-name="T4"> on es dóna a partir de l’ús de </text:span><text:span text:style-name="T8">mapa de temps o altres fonts </text:span><text:span text:style-name="T4">dedicades a la predicció meteorològica.</text:span></text:p>
          </table:table-cell>
          <table:table-cell table:style-name="Tabla4.D26" office:value-type="string">
            <text:p text:style-name="P46">CSC</text:p>
            <text:p text:style-name="P46">CMCT</text:p>
            <text:p text:style-name="P46">CAA</text:p>
          </table:table-cell>
          <table:table-cell table:style-name="Tabla4.E26" office:value-type="string">
            <text:p text:style-name="P46"/>
          </table:table-cell>
          <table:table-cell table:style-name="Tabla4.F26" office:value-type="string">
            <text:p text:style-name="P46"/>
          </table:table-cell>
          <table:table-cell table:style-name="Tabla4.G26" office:value-type="string">
            <text:p text:style-name="P46"/>
          </table:table-cell>
          <table:table-cell table:style-name="Tabla4.H26" office:value-type="string">
            <text:p text:style-name="P46"/>
          </table:table-cell>
        </table:table-row>
        <table:table-row table:style-name="Tabla4.1">
          <table:table-cell table:style-name="Tabla4.A28" table:number-rows-spanned="2" office:value-type="string">
            <text:p text:style-name="P12">Factors del clima: latitud, altitud, continentalitat. Situació de les grans regió climàtiques: càlides, temperades i fredes. Diferenciar temps i clima.</text:p>
          </table:table-cell>
          <table:table-cell table:style-name="Tabla4.B28" table:number-rows-spanned="2" office:value-type="string">
            <text:p text:style-name="P12">4t<text:span text:style-name="T37">CS.</text:span>BL2.3 Descriure la distribució de les grans zones climàtiques a escala planetària fent referència al paper que exercixen els diversos factors del clima, especialment la latitud, i relacionant esta distribució amb la varietat dels principals biomes amb l’ajuda de mapes de diversa escala i fotografies que representen les seues principals característiques i utilitzant en la descripció el terme <text:span text:style-name="T38">clima</text:span> diferenciant-lo de <text:span text:style-name="T38">temps</text:span> de manera adequada.</text:p>
          </table:table-cell>
          <table:table-cell table:style-name="Tabla4.C27" office:value-type="string">
            <text:p text:style-name="P17"><text:span text:style-name="T4">4tCS.BL2.3.1</text:span><text:span text:style-name="T8"> Descriu la distribució de les grans zones climàtiques</text:span><text:span text:style-name="T4"> a escala planetària fent referència al paper que exercixen els diversos factors del clima, especialment la latitud, diferenciant de manera adequada els termes de</text:span><text:span text:style-name="T8"> </text:span><text:span text:style-name="T15">temps</text:span><text:span text:style-name="T8"> i </text:span><text:span text:style-name="T15">clima</text:span><text:span text:style-name="T8">.</text:span></text:p>
          </table:table-cell>
          <table:table-cell table:style-name="Tabla4.D27" office:value-type="string">
            <text:p text:style-name="P46">CSC</text:p>
            <text:p text:style-name="P46">CMCT</text:p>
            <text:p text:style-name="P46">CAA</text:p>
          </table:table-cell>
          <table:table-cell table:style-name="Tabla4.E27" office:value-type="string">
            <text:p text:style-name="P46"/>
          </table:table-cell>
          <table:table-cell table:style-name="Tabla4.F27" office:value-type="string">
            <text:p text:style-name="P46"/>
          </table:table-cell>
          <table:table-cell table:style-name="Tabla4.G27" office:value-type="string">
            <text:p text:style-name="P46"/>
          </table:table-cell>
          <table:table-cell table:style-name="Tabla4.H27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28" office:value-type="string">
            <text:p text:style-name="P17"><text:span text:style-name="T21">4tCS.BL2.3.2 </text:span><text:span text:style-name="T22">Relaciona la distribució de climes</text:span><text:span text:style-name="T21"> amb la varietat dels </text:span><text:span text:style-name="T22">principals biomes</text:span><text:span text:style-name="T21"> amb l’ajuda de mapes de diversa escala i fotografies que representen les seues principals característiques.</text:span></text:p>
          </table:table-cell>
          <table:table-cell table:style-name="Tabla4.D28" office:value-type="string">
            <text:p text:style-name="P46">CSC</text:p>
            <text:p text:style-name="P46">CMCT</text:p>
            <text:p text:style-name="P46">CAA</text:p>
          </table:table-cell>
          <table:table-cell table:style-name="Tabla4.E28" office:value-type="string">
            <text:p text:style-name="P46"/>
          </table:table-cell>
          <table:table-cell table:style-name="Tabla4.F28" office:value-type="string">
            <text:p text:style-name="P46"/>
          </table:table-cell>
          <table:table-cell table:style-name="Tabla4.G28" office:value-type="string">
            <text:p text:style-name="P46"/>
          </table:table-cell>
          <table:table-cell table:style-name="Tabla4.H28" office:value-type="string">
            <text:p text:style-name="P46"/>
          </table:table-cell>
        </table:table-row>
        <text:soft-page-break/>
        <table:table-row table:style-name="Tabla4.1">
          <table:table-cell table:style-name="Tabla4.A30" table:number-rows-spanned="2" office:value-type="string">
            <text:p text:style-name="P38">Localització dels principals rius en la península Ibèrica. Oceà i mars que rodegen la península Ibèrica i les illes Canàries. Trams d’un riu: capçalera, curs mitjà i desembocadura. Característiques dels trams d’un riu: cabal i pendent.</text:p>
          </table:table-cell>
          <table:table-cell table:style-name="Tabla4.B30" table:number-rows-spanned="2" office:value-type="string">
            <text:p text:style-name="P14">4tCS.BL2.<text:span text:style-name="T39">4</text:span> Reconéixer i anomenar en un mapa físic la distribució de les masses d’aigua de la península Ibèrica; anomenar els rius principals i situar-los en un mapa físic de la península Ibèrica, i identificar els trams d’un riu i les seues característiques quant a cabal i pendent a partir de l’observació directa, infografies o fotografies aèries.</text:p>
          </table:table-cell>
          <table:table-cell table:style-name="Tabla4.C30" office:value-type="string">
            <text:p text:style-name="P17"><text:span text:style-name="T4">4tCS.BL2.</text:span><text:span text:style-name="T6">4</text:span><text:span text:style-name="T4">.1 </text:span><text:span text:style-name="T8">Reconeix en un mapa físic la distribució de les masses d’aigua de la península Ibèrica</text:span><text:span text:style-name="T4">, anomena els </text:span><text:span text:style-name="T8">rius principals</text:span><text:span text:style-name="T4"> i </text:span><text:span text:style-name="T8">els situa en un mapa físic</text:span><text:span text:style-name="T4"> de la península Ibèrica.</text:span></text:p>
          </table:table-cell>
          <table:table-cell table:style-name="Tabla4.D30" table:number-rows-spanned="2" office:value-type="string">
            <text:p text:style-name="P46">CSC</text:p>
            <text:p text:style-name="P46">CMCT</text:p>
            <text:p text:style-name="P46">CAA</text:p>
          </table:table-cell>
          <table:table-cell table:style-name="Tabla4.E30" table:number-rows-spanned="2" office:value-type="string">
            <text:p text:style-name="P46"/>
          </table:table-cell>
          <table:table-cell table:style-name="Tabla4.F30" table:number-rows-spanned="2" office:value-type="string">
            <text:p text:style-name="P46"/>
          </table:table-cell>
          <table:table-cell table:style-name="Tabla4.G30" table:number-rows-spanned="2" office:value-type="string">
            <text:p text:style-name="P46"/>
          </table:table-cell>
          <table:table-cell table:style-name="Tabla4.H30" table:number-rows-spanned="2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30" office:value-type="string">
            <text:p text:style-name="P17"><text:span text:style-name="T4">4tCS.BL2.</text:span><text:span text:style-name="T6">4</text:span><text:span text:style-name="T4">.2 </text:span><text:span text:style-name="T8">Identifica els trams d’un riu </text:span><text:span text:style-name="T4">(capçalera, curs mitjà i desembocadura) i les seues</text:span><text:span text:style-name="T8"> característiques</text:span><text:span text:style-name="T4"> quant a cabal i pendent a partir de l’observació directa, infografies o fotografies aèrie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1">
          <table:table-cell table:style-name="Tabla4.A31" office:value-type="string">
            <text:p text:style-name="P39">Noció d’erosió i sedimentació. Platja, penya-segat, cap, golf, delta, estuari</text:p>
            <text:p text:style-name="P39">Activitats econòmiques: turisme, transport, obtenció d’energia.</text:p>
          </table:table-cell>
          <table:table-cell table:style-name="Tabla4.B31" office:value-type="string">
            <text:p text:style-name="P14">4tCS.BL2.<text:span text:style-name="T39">5</text:span> Descriure i comparar diversos paisatges costaners i d’interior de la península Ibèrica i identificar els canvis que han experimentat com a resultat de processos naturals (erosió i sedimentació) i l’acció humana a partir de l’anàlisi d’imatges aèries o digitals obtingudes en distints moments.</text:p>
          </table:table-cell>
          <table:table-cell table:style-name="Tabla4.C31" office:value-type="string">
            <text:p text:style-name="P40">4t<text:span text:style-name="T40">CS</text:span>.BL2.<text:span text:style-name="T39">5</text:span>.1 <text:span text:style-name="T35">Descriu i compara diversos paisatges costaners i d’interior de la península</text:span> Ibèrica fent referència als canvis que han experimentat com a resultat de processos naturals (erosió i sedimentació) i de l’acció humana a partir de l’anàlisi d’imatges aèries o digitals obtingudes en distints moments.</text:p>
          </table:table-cell>
          <table:table-cell table:style-name="Tabla4.D31" office:value-type="string">
            <text:p text:style-name="P46">CSC</text:p>
            <text:p text:style-name="P46">CMCT</text:p>
            <text:p text:style-name="P46">CAA</text:p>
          </table:table-cell>
          <table:table-cell table:style-name="Tabla4.E31" office:value-type="string">
            <text:p text:style-name="P46"/>
          </table:table-cell>
          <table:table-cell table:style-name="Tabla4.F31" office:value-type="string">
            <text:p text:style-name="P46"/>
          </table:table-cell>
          <table:table-cell table:style-name="Tabla4.G31" office:value-type="string">
            <text:p text:style-name="P46"/>
          </table:table-cell>
          <table:table-cell table:style-name="Tabla4.H31" office:value-type="string">
            <text:p text:style-name="P46"/>
          </table:table-cell>
        </table:table-row>
        <table:table-row table:style-name="Tabla4.22">
          <table:table-cell table:style-name="Tabla4.H2" table:number-columns-spanned="8" office:value-type="string">
            <text:p text:style-name="P34">BLOC 3. VIURE EN SOCIETA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2">
          <table:table-cell table:style-name="Tabla4.A3" office:value-type="string">
            <text:p text:style-name="P29">CONTINGUTS</text:p>
          </table:table-cell>
          <table:table-cell table:style-name="Tabla4.A3" office:value-type="string">
            <text:p text:style-name="P30">CRITERIS D’AVALUACIÓ</text:p>
          </table:table-cell>
          <table:table-cell table:style-name="Tabla4.A3" office:value-type="string">
            <text:p text:style-name="P30">INDICADORS D’ÈXIT</text:p>
          </table:table-cell>
          <table:table-cell table:style-name="Tabla4.A3" office:value-type="string">
            <text:p text:style-name="P30">CCLV</text:p>
          </table:table-cell>
          <table:table-cell table:style-name="Tabla4.A3" office:value-type="string">
            <text:p text:style-name="P31">1<text:span text:style-name="T3">r</text:span> T</text:p>
          </table:table-cell>
          <table:table-cell table:style-name="Tabla4.A3" office:value-type="string">
            <text:p text:style-name="P31">2<text:span text:style-name="T3">n</text:span> <text:span text:style-name="T44">T</text:span></text:p>
          </table:table-cell>
          <table:table-cell table:style-name="Tabla4.A3" office:value-type="string">
            <text:p text:style-name="P31">3<text:span text:style-name="T3">r</text:span> T</text:p>
          </table:table-cell>
          <table:table-cell table:style-name="Tabla4.H3" office:value-type="string">
            <text:p text:style-name="P31">FIN</text:p>
          </table:table-cell>
        </table:table-row>
        <table:table-row table:style-name="Tabla4.1">
          <table:table-cell table:style-name="Tabla4.A4" office:value-type="string">
            <text:p text:style-name="P35">Drets, llibertats i deures bàsics que configuren la ciutadania.</text:p>
          </table:table-cell>
          <table:table-cell table:style-name="Tabla4.A4" office:value-type="string">
            <text:p text:style-name="P32">4tCS.BL3.1 Identificar l’exercici o la vulneració d’algunes de les llibertats, drets i deures que emanen de la Constitució Espanyola i de l’Estatut d’Autonomia a partir d’experiències pròximes o de fets arreplegats en els mitjans de comunicació.</text:p>
          </table:table-cell>
          <table:table-cell table:style-name="Tabla4.A4" office:value-type="string">
            <text:p text:style-name="P33"><text:span text:style-name="T16">4tCS.BL3.1.1 Identifica l’exercici o la vulneració d’algunes de les </text:span><text:span text:style-name="T12">llibertats, drets i deures</text:span><text:span text:style-name="T16"> que emanen de la </text:span><text:span text:style-name="T12">Constitució Espanyola</text:span><text:span text:style-name="T16"> i de l’</text:span><text:span text:style-name="T12">Estatut d’Autonomia </text:span><text:span text:style-name="T16">a partir d’experiències pròximes o de fets arreplegats en els mitjans de comunicació.</text:span></text:p>
          </table:table-cell>
          <table:table-cell table:style-name="Tabla4.D34" office:value-type="string">
            <text:p text:style-name="P46">CSC</text:p>
          </table:table-cell>
          <table:table-cell table:style-name="Tabla4.E34" office:value-type="string">
            <text:p text:style-name="P46"/>
          </table:table-cell>
          <table:table-cell table:style-name="Tabla4.F34" office:value-type="string">
            <text:p text:style-name="P46"/>
          </table:table-cell>
          <table:table-cell table:style-name="Tabla4.G34" office:value-type="string">
            <text:p text:style-name="P46"/>
          </table:table-cell>
          <table:table-cell table:style-name="Tabla4.H34" office:value-type="string">
            <text:p text:style-name="P46"/>
          </table:table-cell>
        </table:table-row>
        <table:table-row table:style-name="Tabla4.35">
          <table:table-cell table:style-name="Tabla4.A36" table:number-rows-spanned="2" office:value-type="string">
            <text:p text:style-name="P35">Estructura territorial de l’Estat espanyol: comunitats autònomes, províncies, ajuntaments. Competències en l’àmbit dels servicis públics i protecció ambiental.</text:p>
          </table:table-cell>
          <table:table-cell table:style-name="Tabla4.B36" table:number-rows-spanned="2" office:value-type="string">
            <text:p text:style-name="P14">4tCS.BL3.2 Descriure i situar en un mapa l’organització territorial de l’Estat espanyol derivada de la Constitució: comunitats autònomes, províncies i municipis i les seues principals competències des del punt de vista dels servicis bàsics al ciutadà.</text:p>
          </table:table-cell>
          <table:table-cell table:style-name="Tabla4.C35" office:value-type="string">
            <text:p text:style-name="P37"><text:span text:style-name="T14">4tCS.BL3.2.1 Descriu les principals </text:span><text:span text:style-name="T10">competències de les institucions</text:span><text:span text:style-name="T14"> a què dóna lloc l’organització territorial de</text:span><text:span text:style-name="T11"> l’Estat espanyol des del punt de vista dels servicis bàsics al ciutadà.</text:span></text:p>
          </table:table-cell>
          <table:table-cell table:style-name="Tabla4.D35" office:value-type="string">
            <text:p text:style-name="P46">CSC</text:p>
          </table:table-cell>
          <table:table-cell table:style-name="Tabla4.E35" office:value-type="string">
            <text:p text:style-name="P46"/>
          </table:table-cell>
          <table:table-cell table:style-name="Tabla4.F35" office:value-type="string">
            <text:p text:style-name="P46"/>
          </table:table-cell>
          <table:table-cell table:style-name="Tabla4.G35" office:value-type="string">
            <text:p text:style-name="P46"/>
          </table:table-cell>
          <table:table-cell table:style-name="Tabla4.H35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36" office:value-type="string">
            <text:p text:style-name="P33"><text:span text:style-name="T4">4tCS.BL3.2.</text:span><text:span text:style-name="T7">2</text:span><text:span text:style-name="T4"> </text:span><text:span text:style-name="T14">Identifica l’</text:span><text:span text:style-name="T11">organització de l’Estat espanyol</text:span><text:span text:style-name="T14"> derivada de la </text:span><text:soft-page-break/><text:span text:style-name="T14">Constitució, </text:span><text:span text:style-name="T11">i</text:span><text:span text:style-name="T23"> situa </text:span><text:span text:style-name="T28">en un mapa les diverses </text:span><text:span text:style-name="T23">unitats territorials </text:span><text:span text:style-name="T28">en què s’organitza l’</text:span><text:span text:style-name="T29">E</text:span><text:span text:style-name="T28">stat espanyol: comunitats</text:span><text:span text:style-name="T14"> autònomes, províncies i municipis.</text:span></text:p>
          </table:table-cell>
          <table:table-cell table:style-name="Tabla4.D36" office:value-type="string">
            <text:p text:style-name="P46">CSC</text:p>
          </table:table-cell>
          <table:table-cell table:style-name="Tabla4.E36" office:value-type="string">
            <text:p text:style-name="P46"/>
          </table:table-cell>
          <table:table-cell table:style-name="Tabla4.F36" office:value-type="string">
            <text:p text:style-name="P46"/>
          </table:table-cell>
          <table:table-cell table:style-name="Tabla4.G36" office:value-type="string">
            <text:p text:style-name="P46"/>
          </table:table-cell>
          <table:table-cell table:style-name="Tabla4.H36" office:value-type="string">
            <text:p text:style-name="P46"/>
          </table:table-cell>
        </table:table-row>
        <table:table-row table:style-name="Tabla4.1">
          <table:table-cell table:style-name="Tabla4.A37" office:value-type="string">
            <text:p text:style-name="P35">Institucions europees i les seues funcions: Comissió Europea, Parlament Europeu, Consell de Ministres i Tribunal de Justícia.</text:p>
          </table:table-cell>
          <table:table-cell table:style-name="Tabla4.B37" office:value-type="string">
            <text:p text:style-name="P14">4tCS.BL3.3 Comparar l’estructura organitzativa derivada de la divisió de poders de la UE amb la d’Espanya.</text:p>
            <text:p text:style-name="P14"/>
          </table:table-cell>
          <table:table-cell table:style-name="Tabla4.C37" office:value-type="string">
            <text:p text:style-name="P33"><text:span text:style-name="T16">4tCS.BL3.3.1 </text:span><text:span text:style-name="T12">Compara l’estructura organitzativa </text:span><text:span text:style-name="T16">derivada de la divisió de poders de la </text:span><text:span text:style-name="T12">UE</text:span><text:span text:style-name="T16">: <text:s/>Comissió Europea, Parlament Europeu, Consell de ministres i Tribunal de justícia amb la de l’estat espanyol i</text:span><text:span text:style-name="T12"> reconeix els</text:span><text:span text:style-name="T16"> països membres de la UE en un mapa polític.</text:span></text:p>
          </table:table-cell>
          <table:table-cell table:style-name="Tabla4.D37" office:value-type="string">
            <text:p text:style-name="P46">CSC</text:p>
          </table:table-cell>
          <table:table-cell table:style-name="Tabla4.E37" office:value-type="string">
            <text:p text:style-name="P46"/>
          </table:table-cell>
          <table:table-cell table:style-name="Tabla4.F37" office:value-type="string">
            <text:p text:style-name="P46"/>
          </table:table-cell>
          <table:table-cell table:style-name="Tabla4.G37" office:value-type="string">
            <text:p text:style-name="P46"/>
          </table:table-cell>
          <table:table-cell table:style-name="Tabla4.H37" office:value-type="string">
            <text:p text:style-name="P46"/>
          </table:table-cell>
        </table:table-row>
        <table:table-row table:style-name="Tabla4.1">
          <table:table-cell table:style-name="Tabla4.A39" table:number-rows-spanned="2" office:value-type="string">
            <text:p text:style-name="P35">Evolució demogràfica. Població absoluta. Factors de la natalitat i la mortalitat.</text:p>
          </table:table-cell>
          <table:table-cell table:style-name="Tabla4.B39" table:number-rows-spanned="2" office:value-type="string">
            <text:p text:style-name="P32">4tCS.BL3.4 Comparar l’evolució demogràfica de diversos països o regions assenyalant els factors de la natalitat i mortalitat que intervenen per a explicar les diferències i similituds.</text:p>
          </table:table-cell>
          <table:table-cell table:style-name="Tabla4.C38" office:value-type="string">
            <text:p text:style-name="P33"><text:span text:style-name="T4">4tCS.BL3.4.1 </text:span><text:span text:style-name="T8">Compara l’evolució demogràfica de diversos països o regions </text:span><text:span text:style-name="T4">relativa al creixement de la població absoluta, la natalitat i la mortalitat a partir de gràfics.</text:span></text:p>
          </table:table-cell>
          <table:table-cell table:style-name="Tabla4.D38" office:value-type="string">
            <text:p text:style-name="P46">CSC</text:p>
          </table:table-cell>
          <table:table-cell table:style-name="Tabla4.E38" office:value-type="string">
            <text:p text:style-name="P46"/>
          </table:table-cell>
          <table:table-cell table:style-name="Tabla4.F38" office:value-type="string">
            <text:p text:style-name="P46"/>
          </table:table-cell>
          <table:table-cell table:style-name="Tabla4.G38" office:value-type="string">
            <text:p text:style-name="P46"/>
          </table:table-cell>
          <table:table-cell table:style-name="Tabla4.H38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39" office:value-type="string">
            <text:p text:style-name="P33"><text:span text:style-name="T4">4tCS.BL3.4.2</text:span><text:span text:style-name="T8"> Assenyala els factors de la natalitat i mortalitat </text:span><text:span text:style-name="T4">que intervenen per a explicar les diferències i similituds en l’evolució demogràfica de diversos països i regions.</text:span></text:p>
          </table:table-cell>
          <table:table-cell table:style-name="Tabla4.D39" office:value-type="string">
            <text:p text:style-name="P46">CSC</text:p>
          </table:table-cell>
          <table:table-cell table:style-name="Tabla4.E39" office:value-type="string">
            <text:p text:style-name="P46"/>
          </table:table-cell>
          <table:table-cell table:style-name="Tabla4.F39" office:value-type="string">
            <text:p text:style-name="P46"/>
          </table:table-cell>
          <table:table-cell table:style-name="Tabla4.G39" office:value-type="string">
            <text:p text:style-name="P46"/>
          </table:table-cell>
          <table:table-cell table:style-name="Tabla4.H39" office:value-type="string">
            <text:p text:style-name="P46"/>
          </table:table-cell>
        </table:table-row>
        <table:table-row table:style-name="Tabla4.1">
          <table:table-cell table:style-name="Tabla4.A41" table:number-rows-spanned="2" office:value-type="string">
            <text:p text:style-name="P36">Moviments migratoris. Processos d’integració i cohesió social. Diversitat cultural.</text:p>
          </table:table-cell>
          <table:table-cell table:style-name="Tabla4.B41" table:number-rows-spanned="2" office:value-type="string">
            <text:p text:style-name="P14">4tCS.BL3.5 Reconéixer com l’arribada a un nou país afecta els immigrants en aspectes com l’aprenentatge d’una nova llengua i costums, el canvi d’ocupació o d’estatus social o el sentiment de ser acollit o rebutjat, i com això està relacionat amb la cohesió social.</text:p>
          </table:table-cell>
          <table:table-cell table:style-name="Tabla4.C40" office:value-type="string">
            <text:p text:style-name="P33"><text:span text:style-name="T4">4tCS.BL3.5.1 </text:span><text:span text:style-name="T8">Reconeix</text:span><text:span text:style-name="T4"> com l’arribada a un nou país </text:span><text:span text:style-name="T8">afecta</text:span><text:span text:style-name="T4"> els </text:span><text:span text:style-name="T8">immigrants </text:span><text:span text:style-name="T4">en aspectes com l’aprenentatge d’una nova llengua i costums, el canvi d’ocupació o d’estatus social o el sentiment de ser acollit o rebutjat, i com això està relacionat amb la cohesió social.</text:span></text:p>
          </table:table-cell>
          <table:table-cell table:style-name="Tabla4.D40" office:value-type="string">
            <text:p text:style-name="P46">CSC</text:p>
          </table:table-cell>
          <table:table-cell table:style-name="Tabla4.E40" office:value-type="string">
            <text:p text:style-name="P46"/>
          </table:table-cell>
          <table:table-cell table:style-name="Tabla4.F40" office:value-type="string">
            <text:p text:style-name="P46"/>
          </table:table-cell>
          <table:table-cell table:style-name="Tabla4.G40" office:value-type="string">
            <text:p text:style-name="P46"/>
          </table:table-cell>
          <table:table-cell table:style-name="Tabla4.H40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41" office:value-type="string">
            <text:p text:style-name="P33"><text:span text:style-name="T21">4tCS.BL3.5.2 </text:span><text:span text:style-name="T22">Relaciona els sentiments de ser acollits</text:span><text:span text:style-name="T21"> i </text:span><text:span text:style-name="T22">rebutjats </text:span><text:span text:style-name="T21">que experimenten els immigrants amb els processos d’</text:span><text:span text:style-name="T22">integració</text:span><text:span text:style-name="T21">, cohesió social i favorables a la diversitat cultural a partir de casos concrets pròxims a l’entorn de l’alumne i d’altres llocs.</text:span></text:p>
          </table:table-cell>
          <table:table-cell table:style-name="Tabla4.D41" office:value-type="string">
            <text:p text:style-name="P46">CSC</text:p>
          </table:table-cell>
          <table:table-cell table:style-name="Tabla4.E41" office:value-type="string">
            <text:p text:style-name="P46"/>
          </table:table-cell>
          <table:table-cell table:style-name="Tabla4.F41" office:value-type="string">
            <text:p text:style-name="P46"/>
          </table:table-cell>
          <table:table-cell table:style-name="Tabla4.G41" office:value-type="string">
            <text:p text:style-name="P46"/>
          </table:table-cell>
          <table:table-cell table:style-name="Tabla4.H41" office:value-type="string">
            <text:p text:style-name="P46"/>
          </table:table-cell>
        </table:table-row>
        <text:soft-page-break/>
        <table:table-row table:style-name="Tabla4.1">
          <table:table-cell table:style-name="Tabla4.A43" table:number-rows-spanned="2" office:value-type="string">
            <text:p text:style-name="P35">Factors de localització industrial. Matèries primeres i fonts d’energia.</text:p>
          </table:table-cell>
          <table:table-cell table:style-name="Tabla4.B43" table:number-rows-spanned="2" office:value-type="string">
            <text:p text:style-name="P32">4tCS.BL3.6 Localitzar la producció d’alguns béns que consumim fent referència a factors climàtics i als recursos minerals del sòl i el subsòl de la regió on han sigut produïts o elaborats.</text:p>
          </table:table-cell>
          <table:table-cell table:style-name="Tabla4.C42" office:value-type="string">
            <text:p text:style-name="P33"><text:span text:style-name="T4">4tCS.BL3.6.1</text:span><text:span text:style-name="T8"> Localitza </text:span><text:span text:style-name="T4">la </text:span><text:span text:style-name="T8">producció d’alguns béns que consumim per mitjà de l’ús de mapes</text:span><text:span text:style-name="T4"> fent referència a factors climàtics i als recursos minerals del sòl i el subsòl de la regió on han sigut produïts o elaborats.</text:span></text:p>
          </table:table-cell>
          <table:table-cell table:style-name="Tabla4.D42" office:value-type="string">
            <text:p text:style-name="P46">CSC</text:p>
          </table:table-cell>
          <table:table-cell table:style-name="Tabla4.E42" office:value-type="string">
            <text:p text:style-name="P46"/>
          </table:table-cell>
          <table:table-cell table:style-name="Tabla4.F42" office:value-type="string">
            <text:p text:style-name="P46"/>
          </table:table-cell>
          <table:table-cell table:style-name="Tabla4.G42" office:value-type="string">
            <text:p text:style-name="P46"/>
          </table:table-cell>
          <table:table-cell table:style-name="Tabla4.H42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43" office:value-type="string">
            <text:p text:style-name="P41">4tCS.BL3.6.2 <text:span text:style-name="T34">Relaciona </text:span><text:span text:style-name="T41">fent ús de mapes</text:span><text:span text:style-name="T34"> la localització de la producció d’alguns béns que consumim amb factors climàtics i l’existència de recursos minerals </text:span>del sòl i el subsòl de la regió on <text:span text:style-name="T41">s'</text:span>han produït o elaborat.</text:p>
          </table:table-cell>
          <table:table-cell table:style-name="Tabla4.D43" office:value-type="string">
            <text:p text:style-name="P46">CSC</text:p>
          </table:table-cell>
          <table:table-cell table:style-name="Tabla4.E43" office:value-type="string">
            <text:p text:style-name="P46"/>
          </table:table-cell>
          <table:table-cell table:style-name="Tabla4.F43" office:value-type="string">
            <text:p text:style-name="P46"/>
          </table:table-cell>
          <table:table-cell table:style-name="Tabla4.G43" office:value-type="string">
            <text:p text:style-name="P46"/>
          </table:table-cell>
          <table:table-cell table:style-name="Tabla4.H43" office:value-type="string">
            <text:p text:style-name="P46"/>
          </table:table-cell>
        </table:table-row>
        <table:table-row table:style-name="Tabla4.1">
          <table:table-cell table:style-name="Tabla4.A44" office:value-type="string">
            <text:p text:style-name="P36">Empreses locals, nacionals i multinacionals.</text:p>
            <text:p text:style-name="P35">Fases del procés productiu.</text:p>
          </table:table-cell>
          <table:table-cell table:style-name="Tabla4.B44" office:value-type="string">
            <text:p text:style-name="P14">4tCS.BL3.7 Diferenciar entre aquelles empreses que operen en l’àmbit local o nacional de les multinacionals que ho fan en distints països dividint el procés productiu en distintes localitzacions per a obtindre el major benefici.</text:p>
          </table:table-cell>
          <table:table-cell table:style-name="Tabla4.C44" office:value-type="string">
            <text:p text:style-name="P33"><text:span text:style-name="T16">4tCS.BL3.7.</text:span><text:span text:style-name="T17">1</text:span><text:span text:style-name="T16"> </text:span><text:span text:style-name="T12">Diferència entre aquelles empreses que operen en l’àmbit local o nacional </text:span><text:span text:style-name="T16">de les multinacionals que ho fan en distints països dividint el procés productiu en distintes localitzacions per a obtindre el major benefici.</text:span></text:p>
          </table:table-cell>
          <table:table-cell table:style-name="Tabla4.D44" office:value-type="string">
            <text:p text:style-name="P46">CSC</text:p>
          </table:table-cell>
          <table:table-cell table:style-name="Tabla4.E44" office:value-type="string">
            <text:p text:style-name="P46"/>
          </table:table-cell>
          <table:table-cell table:style-name="Tabla4.F44" office:value-type="string">
            <text:p text:style-name="P46"/>
          </table:table-cell>
          <table:table-cell table:style-name="Tabla4.G44" office:value-type="string">
            <text:p text:style-name="P46"/>
          </table:table-cell>
          <table:table-cell table:style-name="Tabla4.H44" office:value-type="string">
            <text:p text:style-name="P46"/>
          </table:table-cell>
        </table:table-row>
        <table:table-row table:style-name="Tabla4.1">
          <table:table-cell table:style-name="Tabla4.A46" table:number-rows-spanned="2" office:value-type="string">
            <text:p text:style-name="P36">Senyals de circulació de prohibició i informatives. Respecte de les normes de trànsit com a vianant.</text:p>
          </table:table-cell>
          <table:table-cell table:style-name="Tabla4.B46" table:number-rows-spanned="2" office:value-type="string">
            <text:p text:style-name="P32">4tCS.BL3.8 Distingir diferents senyals de circulació i classificar-los segons les seues característiques i el tipus d’actuacions que impliquen en els seus desplaçaments habituals.</text:p>
          </table:table-cell>
          <table:table-cell table:style-name="Tabla4.C45" office:value-type="string">
            <text:p text:style-name="P33"><text:span text:style-name="T4">4tCS.BL3.8.1 </text:span><text:span text:style-name="T8">Distingix diferents senyals de circulació de prohibició</text:span><text:span text:style-name="T4"> i informació necessaris per a actuar de forma respectuosa en els seus desplaçaments habituals</text:span></text:p>
          </table:table-cell>
          <table:table-cell table:style-name="Tabla4.D45" office:value-type="string">
            <text:p text:style-name="P46">CSC</text:p>
          </table:table-cell>
          <table:table-cell table:style-name="Tabla4.E45" office:value-type="string">
            <text:p text:style-name="P46"/>
          </table:table-cell>
          <table:table-cell table:style-name="Tabla4.F45" office:value-type="string">
            <text:p text:style-name="P46"/>
          </table:table-cell>
          <table:table-cell table:style-name="Tabla4.G45" office:value-type="string">
            <text:p text:style-name="P46"/>
          </table:table-cell>
          <table:table-cell table:style-name="Tabla4.H45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46" office:value-type="string">
            <text:p text:style-name="P33"><text:span text:style-name="T4">4tCS.BL3.8.2 </text:span><text:span text:style-name="T8">Classifica els senyals de circulació segons les seues característiques</text:span><text:span text:style-name="T4"> i el tipus d’actuacions que impliquen en els seus desplaçaments habituals.</text:span></text:p>
          </table:table-cell>
          <table:table-cell table:style-name="Tabla4.D46" office:value-type="string">
            <text:p text:style-name="P46">CSC</text:p>
          </table:table-cell>
          <table:table-cell table:style-name="Tabla4.E46" office:value-type="string">
            <text:p text:style-name="P46"/>
          </table:table-cell>
          <table:table-cell table:style-name="Tabla4.F46" office:value-type="string">
            <text:p text:style-name="P46"/>
          </table:table-cell>
          <table:table-cell table:style-name="Tabla4.G46" office:value-type="string">
            <text:p text:style-name="P46"/>
          </table:table-cell>
          <table:table-cell table:style-name="Tabla4.H46" office:value-type="string">
            <text:p text:style-name="P46"/>
          </table:table-cell>
        </table:table-row>
        <table:table-row table:style-name="Tabla4.22">
          <table:table-cell table:style-name="Tabla4.H2" table:number-columns-spanned="8" office:value-type="string">
            <text:p text:style-name="P19">BLOC 4. LES EMPREMTES DEL TEMP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.22">
          <table:table-cell table:style-name="Tabla4.A3" office:value-type="string">
            <text:p text:style-name="P27">CONTINGUTS</text:p>
          </table:table-cell>
          <table:table-cell table:style-name="Tabla4.A3" office:value-type="string">
            <text:p text:style-name="P28">CRITERIS D’AVALUACIÓ</text:p>
          </table:table-cell>
          <table:table-cell table:style-name="Tabla4.A3" office:value-type="string">
            <text:p text:style-name="P28">INDICADORS D’ÈXIT</text:p>
          </table:table-cell>
          <table:table-cell table:style-name="Tabla4.A3" office:value-type="string">
            <text:p text:style-name="P28">CCLV</text:p>
          </table:table-cell>
          <table:table-cell table:style-name="Tabla4.A3" office:value-type="string">
            <text:p text:style-name="P27">1<text:span text:style-name="T3">r</text:span><text:span text:style-name="T3"> </text:span>T</text:p>
          </table:table-cell>
          <table:table-cell table:style-name="Tabla4.A3" office:value-type="string">
            <text:p text:style-name="P27">2<text:span text:style-name="T3">n</text:span><text:span text:style-name="T3"> </text:span><text:span text:style-name="T44">T</text:span></text:p>
          </table:table-cell>
          <table:table-cell table:style-name="Tabla4.A3" office:value-type="string">
            <text:p text:style-name="P27">3<text:span text:style-name="T3">r</text:span> T</text:p>
          </table:table-cell>
          <table:table-cell table:style-name="Tabla4.H3" office:value-type="string">
            <text:p text:style-name="P27">FIN</text:p>
          </table:table-cell>
        </table:table-row>
        <table:table-row table:style-name="Tabla4.1">
          <table:table-cell table:style-name="Tabla4.A4" table:number-rows-spanned="4" office:value-type="string">
            <text:p text:style-name="P45">El temps i la seua mesura: períodes cronològics (any, segle, mil·lenni), formes convencionals de datació, grans edats de la història.</text:p>
            <text:p text:style-name="P44"><text:soft-page-break/>Nocions de canvi, causa, conseqüència, empatia, duració i simultaneïtat, evidència i interpretació històrica.</text:p>
          </table:table-cell>
          <table:table-cell table:style-name="Tabla4.A4" table:number-rows-spanned="4" office:value-type="string">
            <text:p text:style-name="P14">4tCS.BL4.1 Ordenar cronològicament i representar la informació sobre fets històrics rellevants de la prehistòria, com ara el pas de les societats de caçadors i recol·lectors a la d’agricultors i ramaders, <text:soft-page-break/>i de l’antiguitat, com ara la difusió de la cultura grega o la romanització a partir de diverses fonts, i utilitzar convencionalismes cronològics de manera apropiada per a descriure o narrar fets d’estos períodes, identificant-ne les successions, la simultaneïtat i la duració.</text:p>
          </table:table-cell>
          <table:table-cell table:style-name="Tabla4.A4" office:value-type="string">
            <text:p text:style-name="P17"><text:span text:style-name="T4">4tCS.BL4.1.1 </text:span><text:span text:style-name="T8">Ordena</text:span><text:span text:style-name="T4"> de manera cronològica la informació sobre fets històrics rellevants de la </text:span><text:span text:style-name="T8">prehistòria</text:span><text:span text:style-name="T4">, com ara el pas de les societats de caçadors i recol·lectors a la d’agricultors i </text:span><text:soft-page-break/><text:span text:style-name="T4">ramaders, i de </text:span><text:span text:style-name="T8">l’antiguitat</text:span><text:span text:style-name="T4">, com ara la difusió de la cultura grega o la romanització.</text:span></text:p>
          </table:table-cell>
          <table:table-cell table:style-name="Tabla4.D49" office:value-type="string">
            <text:p text:style-name="P46">CSC</text:p>
          </table:table-cell>
          <table:table-cell table:style-name="Tabla4.E49" office:value-type="string">
            <text:p text:style-name="P46"/>
          </table:table-cell>
          <table:table-cell table:style-name="Tabla4.F49" office:value-type="string">
            <text:p text:style-name="P46"/>
          </table:table-cell>
          <table:table-cell table:style-name="Tabla4.G49" office:value-type="string">
            <text:p text:style-name="P46"/>
          </table:table-cell>
          <table:table-cell table:style-name="Tabla4.H49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50" office:value-type="string">
            <text:p text:style-name="P17"><text:span text:style-name="T4">4tCS.BL4.1.2 </text:span><text:span text:style-name="T8">Representa</text:span><text:span text:style-name="T4"> fets històrics rellevants de la </text:span><text:span text:style-name="T8">prehistòria</text:span><text:span text:style-name="T4">, com ara el pas de les societats de caçadors i recol·lectors a la d’agricultors i ramaders, i de </text:span><text:span text:style-name="T8">l’antiguitat</text:span><text:span text:style-name="T4">, com ara la difusió de la cultura grega o la romanització.</text:span></text:p>
          </table:table-cell>
          <table:table-cell table:style-name="Tabla4.D50" office:value-type="string">
            <text:p text:style-name="P46">CSC</text:p>
          </table:table-cell>
          <table:table-cell table:style-name="Tabla4.E50" office:value-type="string">
            <text:p text:style-name="P46"/>
          </table:table-cell>
          <table:table-cell table:style-name="Tabla4.F50" office:value-type="string">
            <text:p text:style-name="P46"/>
          </table:table-cell>
          <table:table-cell table:style-name="Tabla4.G50" office:value-type="string">
            <text:p text:style-name="P46"/>
          </table:table-cell>
          <table:table-cell table:style-name="Tabla4.H50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51" office:value-type="string">
            <text:p text:style-name="P17"><text:span text:style-name="T21">4tCS.BL4.1.3 Utilitza </text:span><text:span text:style-name="T22">convencionalismes cronològics</text:span><text:span text:style-name="T21"> de manera apropiada per a descriure o narrar fets rellevants de la prehistòria i de l’antiguitat.</text:span></text:p>
          </table:table-cell>
          <table:table-cell table:style-name="Tabla4.D51" office:value-type="string">
            <text:p text:style-name="P46">CSC</text:p>
          </table:table-cell>
          <table:table-cell table:style-name="Tabla4.E51" office:value-type="string">
            <text:p text:style-name="P46"/>
          </table:table-cell>
          <table:table-cell table:style-name="Tabla4.F51" office:value-type="string">
            <text:p text:style-name="P46"/>
          </table:table-cell>
          <table:table-cell table:style-name="Tabla4.G51" office:value-type="string">
            <text:p text:style-name="P46"/>
          </table:table-cell>
          <table:table-cell table:style-name="Tabla4.H51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52" office:value-type="string">
            <text:p text:style-name="P17"><text:span text:style-name="T4">4tCS.BL4.1.4 Identifica la </text:span><text:span text:style-name="T8">successió, simultaneïtat i duració de fets i processos històrics</text:span><text:span text:style-name="T4"> rellevants de la prehistòria, com ara el pas de les societats de caçadors i recol·lectors a la d’agricultors i ramaders, i de l’antiguitat, com ara la difusió de la cultura grega o la romanització.</text:span></text:p>
          </table:table-cell>
          <table:table-cell table:style-name="Tabla4.D52" office:value-type="string">
            <text:p text:style-name="P46">CSC</text:p>
          </table:table-cell>
          <table:table-cell table:style-name="Tabla4.E52" office:value-type="string">
            <text:p text:style-name="P46"/>
          </table:table-cell>
          <table:table-cell table:style-name="Tabla4.F52" office:value-type="string">
            <text:p text:style-name="P46"/>
          </table:table-cell>
          <table:table-cell table:style-name="Tabla4.G52" office:value-type="string">
            <text:p text:style-name="P46"/>
          </table:table-cell>
          <table:table-cell table:style-name="Tabla4.H52" office:value-type="string">
            <text:p text:style-name="P46"/>
          </table:table-cell>
        </table:table-row>
        <table:table-row table:style-name="Tabla4.1">
          <table:table-cell table:style-name="Tabla4.A55" table:number-rows-spanned="3" office:value-type="string">
            <text:p text:style-name="P12">La península Ibèrica en la prehistòria i en l’edat antiga: les societats de caçadors i recol·lectors, les societats agràries, les primeres ciutats i estats. La difusió de la cultura grega. La romanització.</text:p>
          </table:table-cell>
          <table:table-cell table:style-name="Tabla4.B55" table:number-rows-spanned="3" office:value-type="string">
            <text:p text:style-name="P12">4t<text:span text:style-name="T42">CS</text:span>.BL4.2 Descriure <text:s/>alguns processos i fets històrics de la Prehistòria i <text:span text:style-name="T42">l'</text:span>Antiguitat que van tindre lloc en a la península Ibèrica i altres parts del món, identifica<text:span text:style-name="T42">r</text:span> les característiques de les societats estudiades (formes de vida, organització social i política, cultura) i recon<text:span text:style-name="T42">éixer</text:span> la importància de canvis com la invenció i difusió de l’agricultura, de l’escriptura, la creixent diferenciació social, el sorgiment de formes d’organització política o la romanització.</text:p>
          </table:table-cell>
          <table:table-cell table:style-name="Tabla4.C53" office:value-type="string">
            <text:p text:style-name="P15">4tCS.BL4.2.1 Descriu alguns processos i fets històrics de la prehistòria i l’antiguitat que van tindre lloc a la península Ibèrica i altres parts del món,</text:p>
          </table:table-cell>
          <table:table-cell table:style-name="Tabla4.D53" office:value-type="string">
            <text:p text:style-name="P46">CSC</text:p>
          </table:table-cell>
          <table:table-cell table:style-name="Tabla4.E53" office:value-type="string">
            <text:p text:style-name="P46"/>
          </table:table-cell>
          <table:table-cell table:style-name="Tabla4.F53" office:value-type="string">
            <text:p text:style-name="P46"/>
          </table:table-cell>
          <table:table-cell table:style-name="Tabla4.G53" office:value-type="string">
            <text:p text:style-name="P46"/>
          </table:table-cell>
          <table:table-cell table:style-name="Tabla4.H53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54" office:value-type="string">
            <text:p text:style-name="P17"><text:span text:style-name="T4">4tCS.BL4.2.2 </text:span><text:span text:style-name="T8">Identifica les característiques de les societats </text:span><text:span text:style-name="T4">de </text:span><text:span text:style-name="T8">caçadors i recol·lectors</text:span><text:span text:style-name="T4">, les primeres </text:span><text:span text:style-name="T8">societats agràries</text:span><text:span text:style-name="T4"> i les </text:span><text:span text:style-name="T8">societats gregues i romanes.</text:span></text:p>
          </table:table-cell>
          <table:table-cell table:style-name="Tabla4.D54" office:value-type="string">
            <text:p text:style-name="P46">CSC</text:p>
          </table:table-cell>
          <table:table-cell table:style-name="Tabla4.E54" office:value-type="string">
            <text:p text:style-name="P46"/>
          </table:table-cell>
          <table:table-cell table:style-name="Tabla4.F54" office:value-type="string">
            <text:p text:style-name="P46"/>
          </table:table-cell>
          <table:table-cell table:style-name="Tabla4.G54" office:value-type="string">
            <text:p text:style-name="P46"/>
          </table:table-cell>
          <table:table-cell table:style-name="Tabla4.H54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55" office:value-type="string">
            <text:p text:style-name="P17"><text:span text:style-name="T4">4tCS.BL4.2.3 </text:span><text:span text:style-name="T8">Reconeix la importància de canvis</text:span><text:span text:style-name="T4"> com la invenció i difusió de l’agricultura, de l’escriptura, la creixent diferenciació social, el sorgiment de formes d’organització política, la difusió de la cultura grega o la romanització.</text:span></text:p>
          </table:table-cell>
          <table:table-cell table:style-name="Tabla4.D55" office:value-type="string">
            <text:p text:style-name="P46">CSC</text:p>
          </table:table-cell>
          <table:table-cell table:style-name="Tabla4.E55" office:value-type="string">
            <text:p text:style-name="P46"/>
          </table:table-cell>
          <table:table-cell table:style-name="Tabla4.F55" office:value-type="string">
            <text:p text:style-name="P46"/>
          </table:table-cell>
          <table:table-cell table:style-name="Tabla4.G55" office:value-type="string">
            <text:p text:style-name="P46"/>
          </table:table-cell>
          <table:table-cell table:style-name="Tabla4.H55" office:value-type="string">
            <text:p text:style-name="P46"/>
          </table:table-cell>
        </table:table-row>
        <table:table-row table:style-name="Tabla4.1">
          <table:table-cell table:style-name="Tabla4.A59" table:number-rows-spanned="4" office:value-type="string">
            <text:p text:style-name="P12">Ús com a fonts d’objectes, obres d’art, monuments històrics, imatges <text:soft-page-break/>i altres fonts basades en recursos digitals i, especialment, les de caràcter arqueològic.</text:p>
          </table:table-cell>
          <table:table-cell table:style-name="Tabla4.B59" table:number-rows-spanned="4" office:value-type="string">
            <text:p text:style-name="P12">4tCS.BL4.3 Seleccionar informació rellevant sobre fets de la prehistòria i de <text:soft-page-break/>l’antiguitat i fer deduccions senzilles sobre aspectes com l’ús de certs objectes i tecnologies, l’organització social i política, els seus mitjans de subsistència o les <text:span text:style-name="T20">produccions</text:span><text:span text:style-name="T30"> </text:span>artístiques<text:span text:style-name="T20"> per mitjà de</text:span> mapes històrics, reproduccions d’obres d’art, restes arqueològiques, la visita a museus, conjunts monumentals o edificis singulars, i assumir la dificultat de la seua interpretació.</text:p>
            <text:p text:style-name="P18"/>
          </table:table-cell>
          <table:table-cell table:style-name="Tabla4.C56" office:value-type="string">
            <text:p text:style-name="P17"><text:span text:style-name="T4">4tCS.BL4.3.1 </text:span><text:span text:style-name="T8">Fa deduccions</text:span><text:span text:style-name="T4"> senzilles sobre aspectes com l’ús de certs </text:span><text:soft-page-break/><text:span text:style-name="T8">objectes i tecnologies,</text:span><text:span text:style-name="T4"> l’organització social i política, els seus mitjans de subsistència o les </text:span><text:span text:style-name="T21">produccions</text:span><text:span text:style-name="T4"> artístiques </text:span><text:span text:style-name="T21">per mitjà de</text:span><text:span text:style-name="T4"> </text:span><text:span text:style-name="T8">mapes històrics, reproduccions d’obres d’art, restes arqueològiques, la visita a museus, conjunts monumentals o edificis singulars.</text:span><text:span text:style-name="T4"> </text:span><text:span text:style-name="Footnote_20_Symbol"><text:span text:style-name="T4"><text:note text:id="ftn1" text:note-class="footnote"><text:note-citation>1</text:note-citation><text:note-body><text:p text:style-name="Footnote"><text:span text:style-name="T18"><text:s/></text:span><text:span text:style-name="T19">Este indicador, com pot ocórrer amb altres es pot descompondre en cada un dels aspectes que configuren una societat: a) ús d’objectes i tecnologies; b) organització social i política; c) mitjans de subsistència; d) produccions artístiques.</text:span></text:p></text:note-body></text:note></text:span></text:span></text:p>
          </table:table-cell>
          <table:table-cell table:style-name="Tabla4.D56" office:value-type="string">
            <text:p text:style-name="P46">CSC</text:p>
            <text:p text:style-name="P46">CD</text:p>
            <text:p text:style-name="P46"><text:soft-page-break/>CAA</text:p>
          </table:table-cell>
          <table:table-cell table:style-name="Tabla4.E56" office:value-type="string">
            <text:p text:style-name="P46"/>
          </table:table-cell>
          <table:table-cell table:style-name="Tabla4.F56" office:value-type="string">
            <text:p text:style-name="P46"/>
          </table:table-cell>
          <table:table-cell table:style-name="Tabla4.G56" office:value-type="string">
            <text:p text:style-name="P46"/>
          </table:table-cell>
          <table:table-cell table:style-name="Tabla4.H56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57" office:value-type="string">
            <text:p text:style-name="P17"><text:span text:style-name="T4">4tCS.BL4.3.2 </text:span><text:span text:style-name="T8">Selecciona informació</text:span><text:span text:style-name="T4"> rellevant sobre fets de la prehistòria i de l’antiguitat a partir de </text:span><text:span text:style-name="T8">mapes històrics, reproduccions d’obres d’art, restes arqueològiques, la visita a museus</text:span><text:span text:style-name="T4">, conjunts monumentals o edificis singulars.</text:span></text:p>
          </table:table-cell>
          <table:table-cell table:style-name="Tabla4.D57" office:value-type="string">
            <text:p text:style-name="P46">CSC</text:p>
            <text:p text:style-name="P46">CAA</text:p>
          </table:table-cell>
          <table:table-cell table:style-name="Tabla4.E57" office:value-type="string">
            <text:p text:style-name="P46"/>
          </table:table-cell>
          <table:table-cell table:style-name="Tabla4.F57" office:value-type="string">
            <text:p text:style-name="P46"/>
          </table:table-cell>
          <table:table-cell table:style-name="Tabla4.G57" office:value-type="string">
            <text:p text:style-name="P46"/>
          </table:table-cell>
          <table:table-cell table:style-name="Tabla4.H57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58" office:value-type="string">
            <text:p text:style-name="P42">4t<text:span text:style-name="T43">CS</text:span>.BL4.3.3 <text:span text:style-name="T35">Classifica fonts </text:span>en <text:span text:style-name="T35">primàries i secundàries </text:span>com textos narratius, imatges, obres d’art i objectes que revelen informació sobre la prehistòria i la història de l’antiguitat.</text:p>
          </table:table-cell>
          <table:table-cell table:style-name="Tabla4.D58" office:value-type="string">
            <text:p text:style-name="P46">CSC</text:p>
            <text:p text:style-name="P46">CCLI</text:p>
            <text:p text:style-name="P46"/>
          </table:table-cell>
          <table:table-cell table:style-name="Tabla4.E58" office:value-type="string">
            <text:p text:style-name="P46"/>
          </table:table-cell>
          <table:table-cell table:style-name="Tabla4.F58" office:value-type="string">
            <text:p text:style-name="P46"/>
          </table:table-cell>
          <table:table-cell table:style-name="Tabla4.G58" office:value-type="string">
            <text:p text:style-name="P46"/>
          </table:table-cell>
          <table:table-cell table:style-name="Tabla4.H58" office:value-type="string">
            <text:p text:style-name="P46"/>
          </table:table-cell>
        </table:table-row>
        <table:table-row table:style-name="Tabla4.1">
          <table:covered-table-cell/>
          <table:covered-table-cell/>
          <table:table-cell table:style-name="Tabla4.C59" office:value-type="string">
            <text:p text:style-name="P17"><text:span text:style-name="T4">4tCS.BL4.3.4 </text:span><text:span text:style-name="T21">Identifica </text:span><text:span text:style-name="T22">diferents interpretacions </text:span><text:span text:style-name="T21"><text:s/>d’un mateix fet històric en les fonts </text:span><text:span text:style-name="T22">primàries i secundàries</text:span><text:span text:style-name="T21"> amb què treballa.</text:span></text:p>
          </table:table-cell>
          <table:table-cell table:style-name="Tabla4.D59" office:value-type="string">
            <text:p text:style-name="P46">CSC</text:p>
            <text:p text:style-name="P46">CCLI</text:p>
            <text:p text:style-name="P46">CAA</text:p>
          </table:table-cell>
          <table:table-cell table:style-name="Tabla4.E59" office:value-type="string">
            <text:p text:style-name="P46"/>
          </table:table-cell>
          <table:table-cell table:style-name="Tabla4.F59" office:value-type="string">
            <text:p text:style-name="P46"/>
          </table:table-cell>
          <table:table-cell table:style-name="Tabla4.G59" office:value-type="string">
            <text:p text:style-name="P46"/>
          </table:table-cell>
          <table:table-cell table:style-name="Tabla4.H59" office:value-type="string">
            <text:p text:style-name="P46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2" svg:font-family="Calibri" style:font-pitch="variable"/>
    <style:font-face style:name="Liberation Sans1" svg:font-family="'Liberation Sans'" style:font-pitch="variable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, 宋体" style:font-pitch="variable"/>
    <style:font-face style:name="Times New Roman1" svg:font-family="'Times New Roman'" style:font-pitch="variable"/>
    <style:font-face style:name="Albany" svg:font-family="Albany" style:font-family-generic="roman" style:font-pitch="variable"/>
    <style:font-face style:name="Arial1" svg:font-family="Arial" style:font-family-generic="roman" style:font-pitch="variable"/>
    <style:font-face style:name="Calibri1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lbany2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Albany1" svg:font-family="Albany" style:font-family-generic="system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alibri3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Times" svg:font-family="Times" style:font-family-generic="system" style:font-pitch="variable"/>
    <style:font-face style:name="Times New Roman2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SimSun1" style:font-family-asian="SimSun, 宋体" style:font-pitch-asian="variable" style:font-size-asian="12pt" style:language-asian="zh" style:country-asian="CN" style:font-name-complex="Microsoft YaHei" style:font-family-complex="'Microsoft YaHe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lbany" fo:font-family="Albany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icrosoft YaHei" style:font-family-complex="'Microsoft YaHei'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text-align="center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weight="bold" style:letter-kerning="true" style:font-name-asian="Mangal" style:font-family-asian="Mangal" style:font-family-generic-asian="system" style:font-pitch-asian="variable" style:font-size-asian="12pt" style:language-asian="hi" style:country-asian="IN" style:font-weight-asian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Table_20_Contents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Table_20_Contents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_33__20_competencias" style:display-name="3 competencias" style:family="paragraph" style:parent-style-name="Table_20_Contents">
      <style:paragraph-properties style:line-height-at-least="0.353cm" fo:text-align="center" style:justify-single-word="false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weight-asian="bold" style:font-name-complex="Calibri" style:font-family-complex="Calibri" style:font-family-generic-complex="swiss" style:font-pitch-complex="variable" style:font-weight-complex="bold"/>
    </style:style>
    <style:style style:name="texto" style:family="paragraph" style:parent-style-name="Text_20_body">
      <style:paragraph-properties fo:margin-top="0cm" fo:margin-bottom="0cm" style:contextual-spacing="false" style:line-height-at-least="0.353cm" fo:text-align="justify" style:justify-single-word="false" style:snap-to-layout-grid="false"/>
      <style:text-properties fo:color="#000000" style:font-name="Calibri" fo:font-family="Calibri" style:font-family-generic="swiss" style:font-pitch="variable" fo:font-size="9pt" fo:language="ca" fo:country="ES" fo:font-weight="normal" style:font-size-asian="9pt" style:font-weight-asian="normal" style:font-name-complex="Calibri" style:font-family-complex="Calibri" style:font-family-generic-complex="swiss" style:font-pitch-complex="variable" style:font-weight-complex="normal"/>
    </style:style>
    <style:style style:name="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Encabezad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2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lbany2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style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9pt" fo:language="ca" fo:country="ES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language="ca" fo:country="ES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_32__20_contenidos" style:display-name="2 contenidos" style:family="paragraph" style:parent-style-name="Text_20_body">
      <style:paragraph-properties fo:margin-top="0cm" fo:margin-bottom="0cm" style:contextual-spacing="false" fo:text-align="center" style:justify-single-word="false" style:snap-to-layout-grid="false"/>
      <style:text-properties fo:color="#000000" style:font-name="Calibri" fo:font-family="Calibri" style:font-family-generic="swiss" style:font-pitch="variable" fo:language="ca" fo:country="ES" fo:font-weight="bold" style:font-weight-asian="bold" style:font-name-complex="Calibri" style:font-family-complex="Calibri" style:font-family-generic-complex="swiss" style:font-pitch-complex="variable" style:font-weight-complex="bold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_34__20_números" style:display-name="4 número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1" fo:font-family="Calibri" style:font-family-generic="roman" style:font-pitch="variable" fo:font-size="11pt" fo:language="ca" fo:country="ES" fo:font-weight="bold" style:letter-kerning="true" style:font-name-asian="Calibri3" style:font-family-asian="Calibri" style:font-family-generic-asian="system" style:font-pitch-asian="variable" style:font-size-asian="11pt" style:language-asian="hi" style:country-asian="IN" style:font-weight-asian="bold"/>
    </style:style>
    <style:style style:name="_33__20_comp" style:display-name="3 comp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1" fo:font-family="Calibri" style:font-family-generic="roman" style:font-pitch="variable" fo:font-size="12pt" fo:language="ca" fo:country="ES" fo:font-weight="bold" style:letter-kerning="true" style:font-name-asian="Calibri3" style:font-family-asian="Calibri" style:font-family-generic-asian="system" style:font-pitch-asian="variable" style:font-size-asian="12pt" style:language-asian="hi" style:country-asian="IN" style:font-weight-asian="bold"/>
    </style:style>
    <style:style style:name="gris" style:family="paragraph" style:default-outline-level="">
      <style:paragraph-properties fo:text-align="start" style:justify-single-word="false" fo:orphans="0" fo:widows="0"/>
      <style:text-properties fo:color="#000000" style:font-name="Calibri1" fo:font-family="Calibri" style:font-family-generic="roman" style:font-pitch="variable" fo:font-size="11pt" fo:language="ca" fo:country="ES" fo:font-weight="bold" style:letter-kerning="true" style:font-name-asian="Calibri3" style:font-family-asian="Calibri" style:font-family-generic-asian="system" style:font-pitch-asian="variable" style:font-size-asian="11pt" style:language-asian="hi" style:country-asian="IN" style:font-weight-asian="bold"/>
    </style:style>
    <style:style style:name="_35__20_competencias" style:display-name="5 competencias" style:family="paragraph" style:default-outline-level="">
      <style:paragraph-properties fo:margin-top="0cm" fo:margin-bottom="0cm" style:contextual-spacing="false" style:line-height-at-least="0.353cm" fo:text-align="start" style:justify-single-word="false" fo:orphans="0" fo:widows="0"/>
      <style:text-properties fo:color="#000000" style:font-name="Calibri1" fo:font-family="Calibri" style:font-family-generic="roman" style:font-pitch="variable" fo:font-size="9pt" fo:language="ca" fo:country="ES" fo:font-weight="bold" style:letter-kerning="true" style:font-name-asian="Calibri3" style:font-family-asian="Calibri" style:font-family-generic-asian="system" style:font-pitch-asian="variable" style:font-size-asian="9pt" style:language-asian="hi" style:country-asian="IN" style:font-weight-asian="bold"/>
    </style:style>
    <style:style style:name="Texto_20_independiente_20_3" style:display-name="Texto independiente 3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1" fo:font-family="Calibri" style:font-family-generic="roman" style:font-pitch="variable" fo:font-size="9pt" fo:language="ca" fo:country="ES" style:letter-kerning="true" style:font-name-asian="Calibri2" style:font-family-asian="Calibri" style:font-pitch-asian="variable" style:font-size-asian="9pt" style:language-asian="hi" style:country-asian="IN"/>
    </style:style>
    <style:style style:name="Texto_20_independiente_20_2" style:display-name="Texto independiente 2" style:family="paragraph" style:parent-style-name="Standard" style:default-outline-level="">
      <style:paragraph-properties fo:text-align="justify" style:justify-single-word="false" fo:orphans="0" fo:widows="0"/>
      <style:text-properties fo:color="#000000" style:font-name="Calibri1" fo:font-family="Calibri" style:font-family-generic="roman" style:font-pitch="variable" fo:font-size="9pt" fo:language="ca" fo:country="ES" style:letter-kerning="true" style:font-name-asian="Calibri2" style:font-family-asian="Calibri" style:font-pitch-asian="variable" style:font-size-asian="9pt" style:language-asian="hi" style:country-asian="IN"/>
    </style:style>
    <style:style style:name="Párrafo_20_de_20_lista1" style:display-name="Párrafo de lista1" style:family="paragraph" style:parent-style-name="Standard" style:default-outline-level="">
      <style:paragraph-properties fo:margin-left="1.27cm" fo:margin-right="0cm" fo:margin-top="0cm" fo:margin-bottom="0cm" style:contextual-spacing="false" fo:text-align="start" style:justify-single-word="false" fo:orphans="0" fo:widows="0" fo:text-indent="0cm" style:auto-text-indent="false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Mangal1" style:font-family-asian="Mangal" style:font-pitch-asian="variable" style:font-size-asian="12pt" style:language-asian="hi" style:country-asian="IN"/>
    </style:style>
    <style:style style:name="WW-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3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Liberation Sans" fo:font-family="'Liberation Sans'" style:font-family-generic="roman" style:font-pitch="variable" fo:font-size="14pt" fo:language="es" fo:country="ES" style:letter-kerning="true" style:font-name-asian="Liberation Sans1" style:font-family-asian="'Liberation Sans'" style:font-pitch-asian="variable" style:font-size-asian="14pt" style:language-asian="hi" style:country-asian="IN"/>
    </style:style>
    <style:style style:name="Cuadrícula_20_mediana_20_2" style:display-name="Cuadrícula mediana 2" style:family="paragraph" style:default-outline-level="">
      <style:paragraph-properties fo:margin-left="0.101cm" fo:margin-right="0cm" fo:margin-top="0cm" fo:margin-bottom="0cm" style:contextual-spacing="false" fo:text-align="start" style:justify-single-word="false" fo:orphans="0" fo:widows="0" fo:text-indent="0cm" style:auto-text-indent="false" style:writing-mode="lr-tb"/>
      <style:text-properties fo:color="#000000" style:font-name="Calibri1" fo:font-family="Calibri" style:font-family-generic="roman" style:font-pitch="variable" fo:font-size="9pt" fo:language="es" fo:country="ES" style:font-name-asian="Calibri3" style:font-family-asian="Calibri" style:font-family-generic-asian="system" style:font-pitch-asian="variable" style:font-size-asian="9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_33__20_contenidos" style:display-name="3 contenidos" style:family="paragraph" style:default-outline-level="">
      <style:paragraph-properties fo:margin-top="0cm" fo:margin-bottom="0cm" style:contextual-spacing="false" fo:text-align="center" style:justify-single-word="false" fo:orphans="0" fo:widows="0"/>
      <style:text-properties fo:color="#000000" style:font-name="Calibri1" fo:font-family="Calibri" style:font-family-generic="roman" style:font-pitch="variable" fo:font-size="12pt" fo:language="ca" fo:country="ES" fo:font-weight="bold" style:letter-kerning="true" style:font-name-asian="Calibri3" style:font-family-asian="Calibri" style:font-family-generic-asian="system" style:font-pitch-asian="variable" style:font-size-asian="12pt" style:language-asian="hi" style:country-asian="IN" style:font-weight-asian="bold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style:writing-mode="lr-tb"/>
      <style:text-properties fo:color="#000000" style:font-name="Verdana" fo:font-family="Verdana" style:font-family-generic="roman" style:font-pitch="variable" fo:font-size="12pt" fo:language="es" fo:country="ES" style:letter-kerning="true" style:font-name-asian="Verdana1" style:font-family-asian="Verdana" style:font-family-generic-asian="system" style:font-pitch-asian="variable" style:font-size-asian="12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western" style:family="paragraph" style:parent-style-name="Standard" style:default-outline-level="">
      <style:paragraph-properties fo:margin-top="0.176cm" fo:margin-bottom="0.21cm" style:contextual-spacing="false" fo:text-align="justify" style:justify-single-word="false" fo:orphans="2" fo:widows="2"/>
      <style:text-properties fo:color="#000000" style:font-name="Times New Roman" fo:font-family="'Times New Roman'" style:font-family-generic="roman" style:font-pitch="variable" fo:font-size="12pt" fo:language="es" fo:country="ES" style:letter-kerning="true" style:font-name-asian="Times New Roman1" style:font-family-asian="'Times New Roman'" style:font-pitch-asian="variable" style:font-size-asian="12pt" style:language-asian="ar" style:country-asian="SA"/>
    </style:style>
    <style:style style:name="Epígrafe1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2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pígrafe3" style:family="paragraph" style:parent-style-name="Standard" style:default-outline-level="">
      <style:paragraph-properties fo:margin-top="0.212cm" fo:margin-bottom="0.212cm" style:contextual-spacing="false" fo:text-align="start" style:justify-single-word="false" fo:orphans="0" fo:widows="0"/>
      <style:text-properties fo:color="#000000" style:font-name="Times New Roman" fo:font-family="'Times New Roman'" style:font-family-generic="roman" style:font-pitch="variable" fo:font-size="12pt" fo:language="es" fo:country="ES" fo:font-style="italic" style:letter-kerning="true" style:font-name-asian="Mangal1" style:font-family-asian="Mangal" style:font-pitch-asian="variable" style:font-size-asian="12pt" style:language-asian="hi" style:country-asian="IN" style:font-style-asian="italic"/>
    </style:style>
    <style:style style:name="Encabezado2" style:family="paragraph" style:parent-style-name="Standard" style:default-outline-level="">
      <style:paragraph-properties fo:margin-top="0.423cm" fo:margin-bottom="0.212cm" style:contextual-spacing="false" fo:text-align="start" style:justify-single-word="false" fo:orphans="0" fo:widows="0" fo:keep-with-next="always"/>
      <style:text-properties fo:color="#000000" style:font-name="Arial1" fo:font-family="Arial" style:font-family-generic="roman" style:font-pitch="variable" fo:font-size="14pt" fo:language="es" fo:country="ES" style:letter-kerning="true" style:font-name-asian="Mangal1" style:font-family-asian="Mangal" style:font-pitch-asian="variable" style:font-size-asian="14pt" style:language-asian="hi" style:country-asian="IN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Fuente_20_de_20_párrafo_20_predeter.1" style:display-name="Fuente de párrafo predeter.1" style:family="text"/>
    <style:style style:name="WW-Fuente_20_de_20_párrafo_20_predeter." style:display-name="WW-Fuente de párrafo predeter." style:family="text"/>
    <style:style style:name="WW-Absatz-Standardschriftart111" style:family="text"/>
    <style:style style:name="WW-Fuente_20_de_20_párrafo_20_predeter.1" style:display-name="WW-Fuente de párrafo predeter.1" style:family="text"/>
    <style:style style:name="Numbering_20_Symbols" style:display-name="Numbering Symbols" style:family="text"/>
    <style:style style:name="WW-Absatz-Standardschriftart1111" style:family="text"/>
    <style:style style:name="WW8Num2z8" style:family="text"/>
    <style:style style:name="WW8Num2z7" style:family="text"/>
    <style:style style:name="WW8Num2z6" style:family="text"/>
    <style:style style:name="WW8Num2z5" style:family="text"/>
    <style:style style:name="WW8Num2z4" style:family="text"/>
    <style:style style:name="WW8Num2z3" style:family="text"/>
    <style:style style:name="WW8Num2z2" style:family="text"/>
    <style:style style:name="WW8Num2z1" style:family="text"/>
    <style:style style:name="WW8Num2z0" style:family="text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Pie_20_de_20_página_20_Car" style:display-name="Pie de página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Encabezado_20_Car" style:display-name="Encabezado Car" style:family="text" style:parent-style-name="WW-Fuente_20_de_20_párrafo_20_predeter.1">
      <style:text-properties fo:font-size="12pt" style:letter-kerning="true" style:font-name-asian="SimSun1" style:font-family-asian="SimSun, 宋体" style:font-pitch-asian="variable" style:font-size-asian="12pt" style:font-name-complex="Microsoft YaHei" style:font-family-complex="'Microsoft YaHei'" style:font-pitch-complex="variable" style:font-size-complex="10.5pt" style:language-complex="hi" style:country-complex="IN"/>
    </style:style>
    <style:style style:name="WW-Absatz-Standardschriftart11111111111" style:family="text"/>
    <style:style style:name="Énfasis_20_sutil" style:display-name="Énfasis sutil" style:family="text" style:parent-style-name="WW-Fuente_20_de_20_párrafo_20_predeter.1">
      <style:text-properties fo:color="#808080" fo:font-style="italic" style:font-style-asian="italic" style:font-style-complex="italic"/>
    </style:style>
    <style:style style:name="WW-Absatz-Standardschriftart11111" style:family="text"/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ListLabel_20_14" style:display-name="ListLabel 14" style:family="text">
      <style:text-properties style:font-name-asian="Times" style:font-family-asian="Times" style:font-family-generic-asian="system" style:font-pitch-asian="variable"/>
    </style:style>
    <style:style style:name="ListLabel_20_13" style:display-name="ListLabel 13" style:family="text">
      <style:text-properties style:font-name-asian="Andale Sans UI" style:font-family-asian="'Andale Sans UI'" style:font-family-generic-asian="system" style:font-pitch-asian="variable"/>
    </style:style>
    <style:style style:name="ListLabel_20_12" style:display-name="ListLabel 12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11" style:display-name="ListLabel 11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10" style:display-name="ListLabel 10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9" style:display-name="ListLabel 9" style:family="text">
      <style:text-properties style:font-name-asian="Albany1" style:font-family-asian="Albany" style:font-family-generic-asian="system" style:font-pitch-asian="variable"/>
    </style:style>
    <style:style style:name="ListLabel_20_8" style:display-name="ListLabel 8" style:family="text">
      <style:text-properties fo:font-size="10pt" style:font-size-asian="10pt"/>
    </style:style>
    <style:style style:name="ListLabel_20_7" style:display-name="ListLabel 7" style:family="text">
      <style:text-properties style:font-name-asian="Times" style:font-family-asian="Times" style:font-family-generic-asian="system" style:font-pitch-asian="variable"/>
    </style:style>
    <style:style style:name="ListLabel_20_6" style:display-name="ListLabel 6" style:family="text">
      <style:text-properties style:font-name-asian="Andale Sans UI" style:font-family-asian="'Andale Sans UI'" style:font-family-generic-asian="system" style:font-pitch-asian="variable"/>
    </style:style>
    <style:style style:name="ListLabel_20_5" style:display-name="ListLabel 5" style:family="text">
      <style:text-properties fo:font-size="10pt" style:font-name-asian="Times" style:font-family-asian="Times" style:font-family-generic-asian="system" style:font-pitch-asian="variable" style:font-size-asian="10pt"/>
    </style:style>
    <style:style style:name="ListLabel_20_4" style:display-name="ListLabel 4" style:family="text">
      <style:text-properties fo:font-size="10pt" style:font-name-asian="Andale Sans UI" style:font-family-asian="'Andale Sans UI'" style:font-family-generic-asian="system" style:font-pitch-asian="variable" style:font-size-asian="10pt"/>
    </style:style>
    <style:style style:name="ListLabel_20_3" style:display-name="ListLabel 3" style:family="text">
      <style:text-properties fo:font-size="10pt" style:font-name-asian="Albany1" style:font-family-asian="Albany" style:font-family-generic-asian="system" style:font-pitch-asian="variable" style:font-size-asian="10pt"/>
    </style:style>
    <style:style style:name="ListLabel_20_2" style:display-name="ListLabel 2" style:family="text">
      <style:text-properties style:font-name-asian="Albany1" style:font-family-asian="Albany" style:font-family-generic-asian="system" style:font-pitch-asian="variable"/>
    </style:style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Texto_20_de_20_cuerpo_20_Car" style:display-name="Texto de cuerpo Car" style:family="text">
      <style:text-properties style:font-name="Times New Roman" fo:font-family="'Times New Roman'" style:font-family-generic="roman" style:font-pitch="variable" fo:font-size="12pt" fo:language="es" fo:country="ES" style:letter-kerning="true" style:font-name-asian="Mangal" style:font-family-asian="Mangal" style:font-family-generic-asian="system" style:font-pitch-asian="variable" style:font-size-asian="12pt" style:language-asian="hi" style:country-asian="IN"/>
    </style:style>
    <style:style style:name="Título_20_7_20_Car" style:display-name="Título 7 Car" style:family="text">
      <style:text-properties fo:color="#404040" style:font-name="Calibri1" fo:font-family="Calibri" style:font-family-generic="roman" style:font-pitch="variable" fo:font-size="14pt" fo:language="es" fo:country="ES" fo:font-style="italic" fo:font-weight="bold" style:font-name-asian="Times New Roman2" style:font-family-asian="'Times New Roman'" style:font-family-generic-asian="system" style:font-pitch-asian="variable" style:font-size-asian="14pt" style:font-style-asian="italic" style:font-weight-asian="bold"/>
    </style:style>
    <style:style style:name="WW8Num1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2z1" style:family="text">
      <style:text-properties fo:font-size="12pt" style:font-size-asian="12pt"/>
    </style:style>
    <style:style style:name="WW8Num12z0" style:family="text">
      <style:text-properties fo:color="#0070c0" style:font-name="Arial1" fo:font-family="Arial" style:font-family-generic="roman" style:font-pitch="variable" fo:font-size="9pt" style:font-name-asian="Arial2" style:font-family-asian="Arial" style:font-family-generic-asian="system" style:font-pitch-asian="variable" style:font-size-asian="9pt"/>
    </style:style>
    <style:style style:name="WW8Num11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0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9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8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7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6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5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language="en" fo:country="US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4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3z0" style:family="text">
      <style:text-properties fo:font-variant="normal" fo:text-transform="none" fo:color="#000000" style:text-line-through-style="none" style:text-line-through-type="none" style:font-name="Arial1" fo:font-family="Arial" style:font-family-generic="roman" style:font-pitch="variable" fo:font-size="10pt" fo:font-style="normal" style:text-underline-style="none" fo:font-weight="normal" style:font-name-asian="Arial2" style:font-family-asian="Arial" style:font-family-generic-asian="system" style:font-pitch-asian="variable" style:font-size-asian="10pt" style:font-style-asian="normal" style:font-weight-asian="norma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/>
    </style:style>
    <style:style style:name="WW8Num1z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WW8Num1z1" style:family="text"/>
    <style:style style:name="WW-Absatz-Standardschriftart11111111111111111111111" style:family="text"/>
    <style:style style:name="Fuente_20_de_20_párrafo_20_predeter.2" style:display-name="Fuente de párrafo predeter.2" style:family="text"/>
    <style:style style:name="WW-Absatz-Standardschriftart1111111111111111111111" style:family="text"/>
    <style:style style:name="Fuente_20_de_20_párrafo_20_predeter.3" style:display-name="Fuente de párrafo predeter.3" style:family="text"/>
    <style:style style:name="WW-Absatz-Standardschriftart111111111111111111111" style:family="text"/>
    <style:style style:name="WW-Absatz-Standardschriftart11111111111111111111" style:family="text"/>
    <style:style style:name="WW-Absatz-Standardschriftart1111111111111111111" style:family="text"/>
    <style:style style:name="WW-Absatz-Standardschriftart111111111111111111" style:family="text"/>
    <style:style style:name="WW-Absatz-Standardschriftart11111111111111111" style:family="text"/>
    <style:style style:name="WW-Absatz-Standardschriftart1111111111111111" style:family="text"/>
    <style:style style:name="WW-Absatz-Standardschriftart111111111111111" style:family="text"/>
    <style:style style:name="WW-Absatz-Standardschriftart11111111111111" style:family="text"/>
    <style:style style:name="WW-Absatz-Standardschriftart1111111111111" style:family="text"/>
    <style:style style:name="WW-Absatz-Standardschriftart111111111111" style:family="text"/>
    <style:style style:name="WW-Absatz-Standardschriftart1111111111" style:family="text"/>
    <style:style style:name="WW-Absatz-Standardschriftart111111111" style:family="text"/>
    <style:style style:name="WW-Absatz-Standardschriftart11111111" style:family="text"/>
    <style:style style:name="WW-Absatz-Standardschriftart1111111" style:family="text"/>
    <style:style style:name="WW-Absatz-Standardschriftart11111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48d237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font-size="11pt" style:font-size-asian="11pt" style:font-size-complex="11pt"/>
    </style:style>
    <style:page-layout style:name="Mpm1">
      <style:page-layout-properties fo:page-width="21.001cm" fo:page-height="90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83.7cm" fo:page-height="21.001cm" style:num-format="1" style:print-orientation="landscape" fo:margin-top="1.499cm" fo:margin-bottom="0.499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97.899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5">
      <style:page-layout-properties fo:page-width="107.301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6">
      <style:page-layout-properties fo:page-width="21.001cm" fo:page-height="119.001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1.001cm" fo:page-height="125.7cm" style:num-format="1" style:print-orientation="portrait" fo:margin-top="1.499cm" fo:margin-bottom="0.7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8">
      <style:page-layout-properties fo:page-width="21.001cm" fo:page-height="90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tab/><text:span text:style-name="MT1">DOCUMENT D'ADAPTACIÓ CURRICULAR INDIVIDUALITZADA<text:tab/><text:tab/></text:span><text:span text:style-name="MT1"><text:page-number text:select-page="current">0</text:page-number></text:span><text:span text:style-name="MT1">/</text:span><text:span text:style-name="MT1"><text:page-count>9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0</text:page-number></text:p>
      </style:footer>
    </style:master-page>
    <style:master-page style:name="_32_" style:display-name="2" style:page-layout-name="Mpm3">
      <style:footer>
        <text:p text:style-name="MP1"><text:page-number text:select-page="current">0</text:page-number></text:p>
      </style:footer>
    </style:master-page>
    <style:master-page style:name="_33_" style:display-name="3" style:page-layout-name="Mpm4">
      <style:footer>
        <text:p text:style-name="MP1"><text:page-number text:select-page="current">0</text:page-number></text:p>
      </style:footer>
    </style:master-page>
    <style:master-page style:name="_34_" style:display-name="4" style:page-layout-name="Mpm5">
      <style:footer>
        <text:p text:style-name="MP1"><text:page-number text:select-page="current">0</text:page-number></text:p>
      </style:footer>
    </style:master-page>
    <style:master-page style:name="_35_" style:display-name="5" style:page-layout-name="Mpm6">
      <style:footer>
        <text:p text:style-name="MP1"><text:page-number text:select-page="current">0</text:page-number></text:p>
      </style:footer>
    </style:master-page>
    <style:master-page style:name="_36_" style:display-name="6" style:page-layout-name="Mpm7">
      <style:footer>
        <text:p text:style-name="MP1"><text:page-number text:select-page="current">0</text:page-number></text:p>
      </style:footer>
    </style:master-page>
    <style:master-page style:name="First_20_Page" style:display-name="First Page" style:page-layout-name="Mpm8" style:next-style-name="Standard"/>
    <style:master-page style:name="Index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entor</meta:initial-creator>
    <meta:creation-date>2014-09-24T18:48:00</meta:creation-date>
    <dc:date>2016-08-02T15:37:26.538005865</dc:date>
    <meta:editing-cycles>207</meta:editing-cycles>
    <meta:editing-duration>P1DT12H25M18S</meta:editing-duration>
    <meta:generator>LibreOffice/4.2.8.2$Linux_X86_64 LibreOffice_project/420m0$Build-2</meta:generator>
    <meta:document-statistic meta:table-count="1" meta:image-count="0" meta:object-count="0" meta:page-count="9" meta:paragraph-count="246" meta:word-count="3550" meta:character-count="23529" meta:non-whitespace-character-count="20187"/>
  </office:meta>
</office:document-meta>
</file>